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168cm"/>
    </style:style>
    <style:style style:name="co2" style:family="table-column">
      <style:table-column-properties fo:break-before="auto" style:column-width="9.23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3.16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6.465cm"/>
    </style:style>
    <style:style style:name="co8" style:family="table-column">
      <style:table-column-properties fo:break-before="auto" style:column-width="14.628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8.28cm"/>
    </style:style>
    <style:style style:name="co12" style:family="table-column">
      <style:table-column-properties fo:break-before="auto" style:column-width="2.35cm"/>
    </style:style>
    <style:style style:name="co13" style:family="table-column">
      <style:table-column-properties fo:break-before="auto" style:column-width="3.385cm"/>
    </style:style>
    <style:style style:name="co14" style:family="table-column">
      <style:table-column-properties fo:break-before="auto" style:column-width="4.923cm"/>
    </style:style>
    <style:style style:name="co15" style:family="table-column">
      <style:table-column-properties fo:break-before="auto" style:column-width="2.695cm"/>
    </style:style>
    <style:style style:name="co16" style:family="table-column">
      <style:table-column-properties fo:break-before="auto" style:column-width="5.091cm"/>
    </style:style>
    <style:style style:name="co17" style:family="table-column">
      <style:table-column-properties fo:break-before="auto" style:column-width="18.964cm"/>
    </style:style>
    <style:style style:name="co18" style:family="table-column">
      <style:table-column-properties fo:break-before="auto" style:column-width="1.699cm"/>
    </style:style>
    <style:style style:name="co19" style:family="table-column">
      <style:table-column-properties fo:break-before="auto" style:column-width="2.993cm"/>
    </style:style>
    <style:style style:name="co20" style:family="table-column">
      <style:table-column-properties fo:break-before="auto" style:column-width="5.958cm"/>
    </style:style>
    <style:style style:name="co21" style:family="table-column">
      <style:table-column-properties fo:break-before="auto" style:column-width="11.83cm"/>
    </style:style>
    <style:style style:name="co22" style:family="table-column">
      <style:table-column-properties fo:break-before="auto" style:column-width="3.133cm"/>
    </style:style>
    <style:style style:name="co23" style:family="table-column">
      <style:table-column-properties fo:break-before="auto" style:column-width="2.965cm"/>
    </style:style>
    <style:style style:name="co24" style:family="table-column">
      <style:table-column-properties fo:break-before="auto" style:column-width="7.355cm"/>
    </style:style>
    <style:style style:name="co25" style:family="table-column">
      <style:table-column-properties fo:break-before="auto" style:column-width="3.581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6.04cm"/>
    </style:style>
    <style:style style:name="co28" style:family="table-column">
      <style:table-column-properties fo:break-before="auto" style:column-width="19.075cm"/>
    </style:style>
    <style:style style:name="co29" style:family="table-column">
      <style:table-column-properties fo:break-before="auto" style:column-width="1.118cm"/>
    </style:style>
    <style:style style:name="co30" style:family="table-column">
      <style:table-column-properties fo:break-before="auto" style:column-width="15.722cm"/>
    </style:style>
    <style:style style:name="co31" style:family="table-column">
      <style:table-column-properties fo:break-before="auto" style:column-width="3.803cm"/>
    </style:style>
    <style:style style:name="co32" style:family="table-column">
      <style:table-column-properties fo:break-before="auto" style:column-width="9.79cm"/>
    </style:style>
    <style:style style:name="co33" style:family="table-column">
      <style:table-column-properties fo:break-before="auto" style:column-width="2.685cm"/>
    </style:style>
    <style:style style:name="co34" style:family="table-column">
      <style:table-column-properties fo:break-before="auto" style:column-width="2.293cm"/>
    </style:style>
    <style:style style:name="co35" style:family="table-column">
      <style:table-column-properties fo:break-before="auto" style:column-width="7.078cm"/>
    </style:style>
    <style:style style:name="co36" style:family="table-column">
      <style:table-column-properties fo:break-before="auto" style:column-width="3.02cm"/>
    </style:style>
    <style:style style:name="co37" style:family="table-column">
      <style:table-column-properties fo:break-before="auto" style:column-width="5.061cm"/>
    </style:style>
    <style:style style:name="co38" style:family="table-column">
      <style:table-column-properties fo:break-before="auto" style:column-width="12.642cm"/>
    </style:style>
    <style:style style:name="co39" style:family="table-column">
      <style:table-column-properties fo:break-before="auto" style:column-width="2.909cm"/>
    </style:style>
    <style:style style:name="co40" style:family="table-column">
      <style:table-column-properties fo:break-before="auto" style:column-width="8.167cm"/>
    </style:style>
    <style:style style:name="co41" style:family="table-column">
      <style:table-column-properties fo:break-before="auto" style:column-width="2.489cm"/>
    </style:style>
    <style:style style:name="co42" style:family="table-column">
      <style:table-column-properties fo:break-before="auto" style:column-width="2.32cm"/>
    </style:style>
    <style:style style:name="co43" style:family="table-column">
      <style:table-column-properties fo:break-before="auto" style:column-width="11.691cm"/>
    </style:style>
    <style:style style:name="co44" style:family="table-column">
      <style:table-column-properties fo:break-before="auto" style:column-width="4.057cm"/>
    </style:style>
    <style:style style:name="co45" style:family="table-column">
      <style:table-column-properties fo:break-before="auto" style:column-width="6.726cm"/>
    </style:style>
    <style:style style:name="co46" style:family="table-column">
      <style:table-column-properties fo:break-before="auto" style:column-width="12.853cm"/>
    </style:style>
    <style:style style:name="co47" style:family="table-column">
      <style:table-column-properties fo:break-before="auto" style:column-width="3.267cm"/>
    </style:style>
    <style:style style:name="co48" style:family="table-column">
      <style:table-column-properties fo:break-before="auto" style:column-width="12.444cm"/>
    </style:style>
    <style:style style:name="co49" style:family="table-column">
      <style:table-column-properties fo:break-before="auto" style:column-width="4.329cm"/>
    </style:style>
    <style:style style:name="co50" style:family="table-column">
      <style:table-column-properties fo:break-before="auto" style:column-width="8.359cm"/>
    </style:style>
    <style:style style:name="co51" style:family="table-column">
      <style:table-column-properties fo:break-before="auto" style:column-width="8.442cm"/>
    </style:style>
    <style:style style:name="co52" style:family="table-column">
      <style:table-column-properties fo:break-before="auto" style:column-width="4.501cm"/>
    </style:style>
    <style:style style:name="co53" style:family="table-column">
      <style:table-column-properties fo:break-before="auto" style:column-width="12.841cm"/>
    </style:style>
    <style:style style:name="co54" style:family="table-column">
      <style:table-column-properties fo:break-before="auto" style:column-width="2.937cm"/>
    </style:style>
    <style:style style:name="co55" style:family="table-column">
      <style:table-column-properties fo:break-before="auto" style:column-width="3.217cm"/>
    </style:style>
    <style:style style:name="co56" style:family="table-column">
      <style:table-column-properties fo:break-before="auto" style:column-width="11.047cm"/>
    </style:style>
    <style:style style:name="co57" style:family="table-column">
      <style:table-column-properties fo:break-before="auto" style:column-width="2.379cm"/>
    </style:style>
    <style:style style:name="co58" style:family="table-column">
      <style:table-column-properties fo:break-before="auto" style:column-width="13.958cm"/>
    </style:style>
    <style:style style:name="co59" style:family="table-column">
      <style:table-column-properties fo:break-before="auto" style:column-width="2.258cm"/>
    </style:style>
    <style:style style:name="co60" style:family="table-column">
      <style:table-column-properties fo:break-before="auto" style:column-width="8.139cm"/>
    </style:style>
    <style:style style:name="co61" style:family="table-column">
      <style:table-column-properties fo:break-before="auto" style:column-width="4.166cm"/>
    </style:style>
    <style:style style:name="co62" style:family="table-column">
      <style:table-column-properties fo:break-before="auto" style:column-width="12.448cm"/>
    </style:style>
    <style:style style:name="co63" style:family="table-column">
      <style:table-column-properties fo:break-before="auto" style:column-width="3.272cm"/>
    </style:style>
    <style:style style:name="co64" style:family="table-column">
      <style:table-column-properties fo:break-before="auto" style:column-width="6.135cm"/>
    </style:style>
    <style:style style:name="co65" style:family="table-column">
      <style:table-column-properties fo:break-before="auto" style:column-width="2.798cm"/>
    </style:style>
    <style:style style:name="co66" style:family="table-column">
      <style:table-column-properties fo:break-before="auto" style:column-width="4.337cm"/>
    </style:style>
    <style:style style:name="co67" style:family="table-column">
      <style:table-column-properties fo:break-before="auto" style:column-width="3.358cm"/>
    </style:style>
    <style:style style:name="co68" style:family="table-column">
      <style:table-column-properties fo:break-before="auto" style:column-width="2.461cm"/>
    </style:style>
    <style:style style:name="co69" style:family="table-column">
      <style:table-column-properties fo:break-before="auto" style:column-width="5.874cm"/>
    </style:style>
    <style:style style:name="co70" style:family="table-column">
      <style:table-column-properties fo:break-before="auto" style:column-width="6.74cm"/>
    </style:style>
    <style:style style:name="co71" style:family="table-column">
      <style:table-column-properties fo:break-before="auto" style:column-width="4.082cm"/>
    </style:style>
    <style:style style:name="co72" style:family="table-column">
      <style:table-column-properties fo:break-before="auto" style:column-width="8.057cm"/>
    </style:style>
    <style:style style:name="co73" style:family="table-column">
      <style:table-column-properties fo:break-before="auto" style:column-width="2.097cm"/>
    </style:style>
    <style:style style:name="co74" style:family="table-column">
      <style:table-column-properties fo:break-before="auto" style:column-width="8.363cm"/>
    </style:style>
    <style:style style:name="co75" style:family="table-column">
      <style:table-column-properties fo:break-before="auto" style:column-width="2.124cm"/>
    </style:style>
    <style:style style:name="co76" style:family="table-column">
      <style:table-column-properties fo:break-before="auto" style:column-width="9.202cm"/>
    </style:style>
    <style:style style:name="co77" style:family="table-column">
      <style:table-column-properties fo:break-before="auto" style:column-width="3.999cm"/>
    </style:style>
    <style:style style:name="co78" style:family="table-column">
      <style:table-column-properties fo:break-before="auto" style:column-width="12.67cm"/>
    </style:style>
    <style:style style:name="co79" style:family="table-column">
      <style:table-column-properties fo:break-before="auto" style:column-width="2.069cm"/>
    </style:style>
    <style:style style:name="co80" style:family="table-column">
      <style:table-column-properties fo:break-before="auto" style:column-width="3.552cm"/>
    </style:style>
    <style:style style:name="co81" style:family="table-column">
      <style:table-column-properties fo:break-before="auto" style:column-width="9.985cm"/>
    </style:style>
    <style:style style:name="co82" style:family="table-column">
      <style:table-column-properties fo:break-before="auto" style:column-width="3.048cm"/>
    </style:style>
    <style:style style:name="co83" style:family="table-column">
      <style:table-column-properties fo:break-before="auto" style:column-width="7.105cm"/>
    </style:style>
    <style:style style:name="co84" style:family="table-column">
      <style:table-column-properties fo:break-before="auto" style:column-width="14.796cm"/>
    </style:style>
    <style:style style:name="co85" style:family="table-column">
      <style:table-column-properties fo:break-before="auto" style:column-width="7.049cm"/>
    </style:style>
    <style:style style:name="co86" style:family="table-column">
      <style:table-column-properties fo:break-before="auto" style:column-width="7.579cm"/>
    </style:style>
    <style:style style:name="co87" style:family="table-column">
      <style:table-column-properties fo:break-before="auto" style:column-width="7.608cm"/>
    </style:style>
    <style:style style:name="co88" style:family="table-column">
      <style:table-column-properties fo:break-before="auto" style:column-width="14.651cm"/>
    </style:style>
    <style:style style:name="co89" style:family="table-column">
      <style:table-column-properties fo:break-before="auto" style:column-width="9.305cm"/>
    </style:style>
    <style:style style:name="co90" style:family="table-column">
      <style:table-column-properties fo:break-before="auto" style:column-width="6.823cm"/>
    </style:style>
    <style:style style:name="co91" style:family="table-column">
      <style:table-column-properties fo:break-before="auto" style:column-width="2.602cm"/>
    </style:style>
    <style:style style:name="co92" style:family="table-column">
      <style:table-column-properties fo:break-before="auto" style:column-width="3.664cm"/>
    </style:style>
    <style:style style:name="co93" style:family="table-column">
      <style:table-column-properties fo:break-before="auto" style:column-width="10.068cm"/>
    </style:style>
    <style:style style:name="co94" style:family="table-column">
      <style:table-column-properties fo:break-before="auto" style:column-width="4.503cm"/>
    </style:style>
    <style:style style:name="co95" style:family="table-column">
      <style:table-column-properties fo:break-before="auto" style:column-width="7.775cm"/>
    </style:style>
    <style:style style:name="co96" style:family="table-column">
      <style:table-column-properties fo:break-before="auto" style:column-width="3.748cm"/>
    </style:style>
    <style:style style:name="co97" style:family="table-column">
      <style:table-column-properties fo:break-before="auto" style:column-width="5.006cm"/>
    </style:style>
    <style:style style:name="co98" style:family="table-column">
      <style:table-column-properties fo:break-before="auto" style:column-width="3.944cm"/>
    </style:style>
    <style:style style:name="co99" style:family="table-column">
      <style:table-column-properties fo:break-before="auto" style:column-width="2.406cm"/>
    </style:style>
    <style:style style:name="co100" style:family="table-column">
      <style:table-column-properties fo:break-before="auto" style:column-width="6.181cm"/>
    </style:style>
    <style:style style:name="co101" style:family="table-column">
      <style:table-column-properties fo:break-before="auto" style:column-width="1.958cm"/>
    </style:style>
    <style:style style:name="co102" style:family="table-column">
      <style:table-column-properties fo:break-before="auto" style:column-width="6.336cm"/>
    </style:style>
    <style:style style:name="co103" style:family="table-column">
      <style:table-column-properties fo:break-before="auto" style:column-width="13.929cm"/>
    </style:style>
    <style:style style:name="co104" style:family="table-column">
      <style:table-column-properties fo:break-before="auto" style:column-width="3.24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PageStyle_5f_Compte">
      <style:table-properties table:display="true" style:writing-mode="lr-tb"/>
    </style:style>
    <style:style style:name="ta2" style:family="table" style:master-page-name="PageStyle_5f_Membre">
      <style:table-properties table:display="true" style:writing-mode="lr-tb"/>
    </style:style>
    <style:style style:name="ta3" style:family="table" style:master-page-name="PageStyle_5f_Organisation">
      <style:table-properties table:display="true" style:writing-mode="lr-tb"/>
    </style:style>
    <style:style style:name="ta4" style:family="table" style:master-page-name="PageStyle_5f_orgaPrivé">
      <style:table-properties table:display="true" style:writing-mode="lr-tb"/>
    </style:style>
    <style:style style:name="ta5" style:family="table" style:master-page-name="PageStyle_5f_orgaPublic">
      <style:table-properties table:display="true" style:writing-mode="lr-tb"/>
    </style:style>
    <style:style style:name="ta6" style:family="table" style:master-page-name="PageStyle_5f_RIB">
      <style:table-properties table:display="true" style:writing-mode="lr-tb"/>
    </style:style>
    <style:style style:name="ta7" style:family="table" style:master-page-name="PageStyle_5f_Facturation">
      <style:table-properties table:display="true" style:writing-mode="lr-tb"/>
    </style:style>
    <style:style style:name="ta8" style:family="table" style:master-page-name="PageStyle_5f_Image">
      <style:table-properties table:display="true" style:writing-mode="lr-tb"/>
    </style:style>
    <style:style style:name="ta9" style:family="table" style:master-page-name="PageStyle_5f_OffreGénérale">
      <style:table-properties table:display="true" style:writing-mode="lr-tb"/>
    </style:style>
    <style:style style:name="ta10" style:family="table" style:master-page-name="PageStyle_5f_OffreGratuite">
      <style:table-properties table:display="true" style:writing-mode="lr-tb"/>
    </style:style>
    <style:style style:name="ta11" style:family="table" style:master-page-name="PageStyle_5f_OffrePayante">
      <style:table-properties table:display="true" style:writing-mode="lr-tb"/>
    </style:style>
    <style:style style:name="ta12" style:family="table" style:master-page-name="PageStyle_5f_Tarif">
      <style:table-properties table:display="true" style:writing-mode="lr-tb"/>
    </style:style>
    <style:style style:name="ta13" style:family="table" style:master-page-name="PageStyle_5f_Prestation">
      <style:table-properties table:display="true" style:writing-mode="lr-tb"/>
    </style:style>
    <style:style style:name="ta14" style:family="table" style:master-page-name="PageStyle_5f_Activité">
      <style:table-properties table:display="true" style:writing-mode="lr-tb"/>
    </style:style>
    <style:style style:name="ta15" style:family="table" style:master-page-name="PageStyle_5f_Horaire">
      <style:table-properties table:display="true" style:writing-mode="lr-tb"/>
    </style:style>
    <style:style style:name="ta16" style:family="table" style:master-page-name="PageStyle_5f_Spectacle">
      <style:table-properties table:display="true" style:writing-mode="lr-tb"/>
    </style:style>
    <style:style style:name="ta17" style:family="table" style:master-page-name="PageStyle_5f_Visite">
      <style:table-properties table:display="true" style:writing-mode="lr-tb"/>
    </style:style>
    <style:style style:name="ta18" style:family="table" style:master-page-name="PageStyle_5f_Parc_20_attraction">
      <style:table-properties table:display="true" style:writing-mode="lr-tb"/>
    </style:style>
    <style:style style:name="ta19" style:family="table" style:master-page-name="PageStyle_5f_Restauration">
      <style:table-properties table:display="true" style:writing-mode="lr-tb"/>
    </style:style>
    <style:style style:name="ta20" style:family="table" style:master-page-name="PageStyle_5f_Tag">
      <style:table-properties table:display="true" style:writing-mode="lr-tb"/>
    </style:style>
    <style:style style:name="ta21" style:family="table" style:master-page-name="PageStyle_5f_Adresse">
      <style:table-properties table:display="true" style:writing-mode="lr-tb"/>
    </style:style>
    <style:style style:name="ta22" style:family="table" style:master-page-name="PageStyle_5f_Avis">
      <style:table-properties table:display="true" style:writing-mode="lr-tb"/>
    </style:style>
    <style:style style:name="ta23" style:family="table" style:master-page-name="PageStyle_5f_Parametres">
      <style:table-properties table:display="false" style:writing-mode="lr-tb"/>
    </style:style>
    <style:style style:name="ta24" style:family="table" style:master-page-name="PageStyle_5f_Grille_20_tarifaire">
      <style:table-properties table:display="true" style:writing-mode="lr-tb" table:tab-color="#ff4000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fo:border-bottom="none" fo:background-color="#2f5597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none" fo:background-color="#2f559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fo:background-color="#2f559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none" fo:background-color="#2f559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order-bottom="0.74pt solid #000000" fo:background-color="#2f559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0">
      <style:table-cell-properties fo:background-color="#2f559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0">
      <style:table-cell-properties fo:border-bottom="1.76pt solid #000000" fo:background-color="#b4c7e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Hyperlink_20_1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1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arametres.$A$1:$Parametres.$A$9])" table:allow-empty-cell="true" table:display-list="unsorted" table:base-cell-address="Adresse.C5">
          <table:help-message table:display="true"/>
          <table:error-message table:message-type="stop" table:display="true"/>
        </table:content-validation>
        <table:content-validation table:name="val2" table:condition="of:cell-content-is-in-list([$Parametres.$A$1:$Parametres.$A$9])" table:allow-empty-cell="true" table:display-list="unsorted" table:base-cell-address="Adresse.C24">
          <table:help-message table:display="true"/>
          <table:error-message table:message-type="stop" table:display="true"/>
        </table:content-validation>
        <table:content-validation table:name="val3" table:condition="of:cell-content-is-in-list([$Parametres.$B$1:$Parametres.$B$2])" table:allow-empty-cell="true" table:display-list="unsorted" table:base-cell-address="Adresse.D5">
          <table:help-message table:display="true"/>
          <table:error-message table:message-type="stop" table:display="true"/>
        </table:content-validation>
        <table:content-validation table:name="val4" table:condition="of:cell-content-is-in-list([$Parametres.$B$1:$Parametres.$B$2])" table:allow-empty-cell="true" table:display-list="unsorted" table:base-cell-address="Adresse.D24">
          <table:help-message table:display="true"/>
          <table:error-message table:message-type="stop" table:display="true"/>
        </table:content-validation>
        <table:content-validation table:name="val5" table:condition="of:cell-content-is-in-list([$Parametres.$C$1:$Parametres.$C$2])" table:allow-empty-cell="true" table:display-list="unsorted" table:base-cell-address="Adresse.G5">
          <table:help-message table:display="true"/>
          <table:error-message table:message-type="stop" table:display="true"/>
        </table:content-validation>
        <table:content-validation table:name="val6" table:condition="of:cell-content-is-in-list([$Parametres.$C$1:$Parametres.$C$2])" table:allow-empty-cell="true" table:display-list="unsorted" table:base-cell-address="Adresse.G24">
          <table:help-message table:display="true"/>
          <table:error-message table:message-type="stop" table:display="true"/>
        </table:content-validation>
        <table:content-validation table:name="val7" table:condition="of:cell-content-is-in-list([$Parametres.$A$1:$Parametres.$A$9])" table:allow-empty-cell="true" table:display-list="unsorted" table:base-cell-address="'Parc attraction'.C5">
          <table:help-message table:display="true"/>
          <table:error-message table:message-type="stop" table:display="true"/>
        </table:content-validation>
        <table:content-validation table:name="val8" table:condition="of:cell-content-is-in-list([$Parametres.$B$1:$Parametres.$B$2])" table:allow-empty-cell="true" table:display-list="unsorted" table:base-cell-address="'Parc attraction'.D5">
          <table:help-message table:display="true"/>
          <table:error-message table:message-type="stop" table:display="true"/>
        </table:content-validation>
        <table:content-validation table:name="val9" table:condition="of:cell-content-is-in-list([$Parametres.$C$1:$Parametres.$C$2])" table:allow-empty-cell="true" table:display-list="unsorted" table:base-cell-address="'Parc attraction'.G5">
          <table:help-message table:display="true"/>
          <table:error-message table:message-type="stop" table:display="true"/>
        </table:content-validation>
        <table:content-validation table:name="val10" table:condition="of:cell-content-is-in-list([$Parametres.$A$1:$Parametres.$A$9])" table:allow-empty-cell="true" table:display-list="unsorted" table:base-cell-address="Horaire.E5">
          <table:help-message table:display="true"/>
          <table:error-message table:message-type="stop" table:display="true"/>
        </table:content-validation>
        <table:content-validation table:name="val11" table:condition="of:cell-content-is-in-list([$Parametres.$B$1:$Parametres.$B$2])" table:allow-empty-cell="true" table:display-list="unsorted" table:base-cell-address="Horaire.F5">
          <table:help-message table:display="true"/>
          <table:error-message table:message-type="stop" table:display="true"/>
        </table:content-validation>
        <table:content-validation table:name="val12" table:condition="of:cell-content-is-in-list([$Parametres.$C$1:$Parametres.$C$2])" table:allow-empty-cell="true" table:display-list="unsorted" table:base-cell-address="Horaire.I5">
          <table:help-message table:display="true"/>
          <table:error-message table:message-type="stop" table:display="true"/>
        </table:content-validation>
        <table:content-validation table:name="val13" table:condition="of:cell-content-is-in-list([$Parametres.$A$1:$Parametres.$A$9])" table:allow-empty-cell="true" table:display-list="unsorted" table:base-cell-address="Spectacle.E5">
          <table:help-message table:display="true"/>
          <table:error-message table:message-type="stop" table:display="true"/>
        </table:content-validation>
        <table:content-validation table:name="val14" table:condition="of:cell-content-is-in-list([$Parametres.$B$1:$Parametres.$B$2])" table:allow-empty-cell="true" table:display-list="unsorted" table:base-cell-address="Spectacle.F5">
          <table:help-message table:display="true"/>
          <table:error-message table:message-type="stop" table:display="true"/>
        </table:content-validation>
        <table:content-validation table:name="val15" table:condition="of:cell-content-is-in-list([$Parametres.$C$1:$Parametres.$C$2])" table:allow-empty-cell="true" table:display-list="unsorted" table:base-cell-address="Spectacle.I5">
          <table:help-message table:display="true"/>
          <table:error-message table:message-type="stop" table:display="true"/>
        </table:content-validation>
        <table:content-validation table:name="val16" table:condition="of:cell-content-is-in-list([$Parametres.$A$1:$Parametres.$A$9])" table:allow-empty-cell="true" table:display-list="unsorted" table:base-cell-address="'Grille tarifaire'.E5">
          <table:help-message table:display="true"/>
          <table:error-message table:message-type="stop" table:display="true"/>
        </table:content-validation>
        <table:content-validation table:name="val17" table:condition="of:cell-content-is-in-list([$Parametres.$B$1:$Parametres.$B$2])" table:allow-empty-cell="true" table:display-list="unsorted" table:base-cell-address="'Grille tarifaire'.F5">
          <table:help-message table:display="true"/>
          <table:error-message table:message-type="stop" table:display="true"/>
        </table:content-validation>
        <table:content-validation table:name="val18" table:condition="of:cell-content-is-in-list([$Parametres.$C$1:$Parametres.$C$2])" table:allow-empty-cell="true" table:display-list="unsorted" table:base-cell-address="'Grille tarifaire'.I5">
          <table:help-message table:display="true"/>
          <table:error-message table:message-type="stop" table:display="true"/>
        </table:content-validation>
        <table:content-validation table:name="val19" table:condition="of:cell-content-is-in-list([$Parametres.$A$1:$Parametres.$A$9])" table:allow-empty-cell="true" table:display-list="unsorted" table:base-cell-address="Avis.D4">
          <table:help-message table:display="true"/>
          <table:error-message table:message-type="stop" table:display="true"/>
        </table:content-validation>
        <table:content-validation table:name="val20" table:condition="of:cell-content-is-in-list([$Parametres.$B$1:$Parametres.$B$2])" table:allow-empty-cell="true" table:display-list="unsorted" table:base-cell-address="Avis.E4">
          <table:help-message table:display="true"/>
          <table:error-message table:message-type="stop" table:display="true"/>
        </table:content-validation>
        <table:content-validation table:name="val21" table:condition="of:cell-content-is-in-list([$Parametres.$C$1:$Parametres.$C$2])" table:allow-empty-cell="true" table:display-list="unsorted" table:base-cell-address="Avis.H4">
          <table:help-message table:display="true"/>
          <table:error-message table:message-type="stop" table:display="true"/>
        </table:content-validation>
        <table:content-validation table:name="val22" table:condition="of:cell-content-is-in-list([$Parametres.$A$1:$Parametres.$A$9])" table:allow-empty-cell="true" table:display-list="unsorted" table:base-cell-address="Visite.D5">
          <table:help-message table:display="true"/>
          <table:error-message table:message-type="stop" table:display="true"/>
        </table:content-validation>
        <table:content-validation table:name="val23" table:condition="of:cell-content-is-in-list([$Parametres.$B$1:$Parametres.$B$2])" table:allow-empty-cell="true" table:display-list="unsorted" table:base-cell-address="Visite.E5">
          <table:help-message table:display="true"/>
          <table:error-message table:message-type="stop" table:display="true"/>
        </table:content-validation>
        <table:content-validation table:name="val24" table:condition="of:cell-content-is-in-list([$Parametres.$C$1:$Parametres.$C$2])" table:allow-empty-cell="true" table:display-list="unsorted" table:base-cell-address="Visite.H5">
          <table:help-message table:display="true"/>
          <table:error-message table:message-type="stop" table:display="true"/>
        </table:content-validation>
        <table:content-validation table:name="val25" table:condition="of:cell-content-is-in-list([$Parametres.$A$1:$Parametres.$A$9])" table:allow-empty-cell="true" table:display-list="unsorted" table:base-cell-address="'Grille tarifaire'.D4">
          <table:help-message table:display="true"/>
          <table:error-message table:message-type="stop" table:display="true"/>
        </table:content-validation>
        <table:content-validation table:name="val26" table:condition="of:cell-content-is-in-list([$Parametres.$B$1:$Parametres.$B$2])" table:allow-empty-cell="true" table:display-list="unsorted" table:base-cell-address="'Grille tarifaire'.E4">
          <table:help-message table:display="true"/>
          <table:error-message table:message-type="stop" table:display="true"/>
        </table:content-validation>
        <table:content-validation table:name="val27" table:condition="of:cell-content-is-in-list([$Parametres.$C$1:$Parametres.$C$2])" table:allow-empty-cell="true" table:display-list="unsorted" table:base-cell-address="'Grille tarifaire'.H4">
          <table:help-message table:display="true"/>
          <table:error-message table:message-type="stop" table:display="true"/>
        </table:content-validation>
        <table:content-validation table:name="val28" table:condition="of:cell-content-is-in-list([$Parametres.$A$1:$Parametres.$A$9])" table:allow-empty-cell="true" table:display-list="unsorted" table:base-cell-address="Activité.C3">
          <table:help-message table:display="true"/>
          <table:error-message table:message-type="stop" table:display="true"/>
        </table:content-validation>
        <table:content-validation table:name="val29" table:condition="of:cell-content-is-in-list([$Parametres.$B$1:$Parametres.$B$2])" table:allow-empty-cell="true" table:display-list="unsorted" table:base-cell-address="Activité.D3">
          <table:help-message table:display="true"/>
          <table:error-message table:message-type="stop" table:display="true"/>
        </table:content-validation>
        <table:content-validation table:name="val30" table:condition="of:cell-content-is-in-list([$Parametres.$C$1:$Parametres.$C$2])" table:allow-empty-cell="true" table:display-list="unsorted" table:base-cell-address="Activité.G3">
          <table:help-message table:display="true"/>
          <table:error-message table:message-type="stop" table:display="true"/>
        </table:content-validation>
        <table:content-validation table:name="val31" table:condition="of:cell-content-is-in-list([$Parametres.$A$1:$Parametres.$A$9])" table:allow-empty-cell="true" table:display-list="unsorted" table:base-cell-address="Restauration.C3">
          <table:help-message table:display="true"/>
          <table:error-message table:message-type="stop" table:display="true"/>
        </table:content-validation>
        <table:content-validation table:name="val32" table:condition="of:cell-content-is-in-list([$Parametres.$B$1:$Parametres.$B$2])" table:allow-empty-cell="true" table:display-list="unsorted" table:base-cell-address="Restauration.D3">
          <table:help-message table:display="true"/>
          <table:error-message table:message-type="stop" table:display="true"/>
        </table:content-validation>
        <table:content-validation table:name="val33" table:condition="of:cell-content-is-in-list([$Parametres.$C$1:$Parametres.$C$2])" table:allow-empty-cell="true" table:display-list="unsorted" table:base-cell-address="Restauration.G3">
          <table:help-message table:display="true"/>
          <table:error-message table:message-type="stop" table:display="true"/>
        </table:content-validation>
        <table:content-validation table:name="val34" table:condition="of:cell-content-is-in-list([$Parametres.$A$1:$Parametres.$A$9])" table:allow-empty-cell="true" table:display-list="unsorted" table:base-cell-address="Tarif.C4">
          <table:help-message table:display="true"/>
          <table:error-message table:message-type="stop" table:display="true"/>
        </table:content-validation>
        <table:content-validation table:name="val35" table:condition="of:cell-content-is-in-list([$Parametres.$B$1:$Parametres.$B$2])" table:allow-empty-cell="true" table:display-list="unsorted" table:base-cell-address="Tarif.D4">
          <table:help-message table:display="true"/>
          <table:error-message table:message-type="stop" table:display="true"/>
        </table:content-validation>
        <table:content-validation table:name="val36" table:condition="of:cell-content-is-in-list([$Parametres.$C$1:$Parametres.$C$2])" table:allow-empty-cell="true" table:display-list="unsorted" table:base-cell-address="Tarif.G4">
          <table:help-message table:display="true"/>
          <table:error-message table:message-type="stop" table:display="true"/>
        </table:content-validation>
        <table:content-validation table:name="val37" table:condition="of:cell-content-is-in-list([$Parametres.$A$1:$Parametres.$A$9])" table:allow-empty-cell="true" table:display-list="unsorted" table:base-cell-address="Tag.C5">
          <table:help-message table:display="true"/>
          <table:error-message table:message-type="stop" table:display="true"/>
        </table:content-validation>
        <table:content-validation table:name="val38" table:condition="of:cell-content-is-in-list([$Parametres.$B$1:$Parametres.$B$2])" table:allow-empty-cell="true" table:display-list="unsorted" table:base-cell-address="Tag.D5">
          <table:help-message table:display="true"/>
          <table:error-message table:message-type="stop" table:display="true"/>
        </table:content-validation>
        <table:content-validation table:name="val39" table:condition="of:cell-content-is-in-list([$Parametres.$C$1:$Parametres.$C$2])" table:allow-empty-cell="true" table:display-list="unsorted" table:base-cell-address="Tag.G5">
          <table:help-message table:display="true"/>
          <table:error-message table:message-type="stop" table:display="true"/>
        </table:content-validation>
        <table:content-validation table:name="val40" table:condition="of:cell-content-is-in-list([$Parametres.$A$1:$Parametres.$A$9])" table:allow-empty-cell="true" table:display-list="unsorted" table:base-cell-address="'Grille tarifaire'.C5">
          <table:help-message table:display="true"/>
          <table:error-message table:message-type="stop" table:display="true"/>
        </table:content-validation>
        <table:content-validation table:name="val41" table:condition="of:cell-content-is-in-list([$Parametres.$B$1:$Parametres.$B$2])" table:allow-empty-cell="true" table:display-list="unsorted" table:base-cell-address="'Grille tarifaire'.D5">
          <table:help-message table:display="true"/>
          <table:error-message table:message-type="stop" table:display="true"/>
        </table:content-validation>
        <table:content-validation table:name="val42" table:condition="of:cell-content-is-in-list([$Parametres.$C$1:$Parametres.$C$2])" table:allow-empty-cell="true" table:display-list="unsorted" table:base-cell-address="'Grille tarifaire'.G5">
          <table:help-message table:display="true"/>
          <table:error-message table:message-type="stop" table:display="true"/>
        </table:content-validation>
        <table:content-validation table:name="val43" table:condition="of:cell-content-is-in-list([$Parametres.$A$1:$Parametres.$A$9])" table:allow-empty-cell="true" table:display-list="unsorted" table:base-cell-address="Parametres.D4">
          <table:help-message table:display="true"/>
          <table:error-message table:message-type="stop" table:display="true"/>
        </table:content-validation>
        <table:content-validation table:name="val44" table:condition="of:cell-content-is-in-list([$Parametres.$B$1:$Parametres.$B$2])" table:allow-empty-cell="true" table:display-list="unsorted" table:base-cell-address="Parametres.E4">
          <table:help-message table:display="true"/>
          <table:error-message table:message-type="stop" table:display="true"/>
        </table:content-validation>
        <table:content-validation table:name="val45" table:condition="of:cell-content-is-in-list([$Parametres.$C$1:$Parametres.$C$2])" table:allow-empty-cell="true" table:display-list="unsorted" table:base-cell-address="Parametres.H4">
          <table:help-message table:display="true"/>
          <table:error-message table:message-type="stop" table:display="true"/>
        </table:content-validation>
        <table:content-validation table:name="val46" table:condition="of:cell-content-is-in-list([$Parametres.$A$1:$Parametres.$A$9])" table:allow-empty-cell="true" table:display-list="unsorted" table:base-cell-address="'Grille tarifaire'.D5">
          <table:help-message table:display="true"/>
          <table:error-message table:message-type="stop" table:display="true"/>
        </table:content-validation>
        <table:content-validation table:name="val47" table:condition="of:cell-content-is-in-list([$Parametres.$B$1:$Parametres.$B$2])" table:allow-empty-cell="true" table:display-list="unsorted" table:base-cell-address="'Grille tarifaire'.E5">
          <table:help-message table:display="true"/>
          <table:error-message table:message-type="stop" table:display="true"/>
        </table:content-validation>
        <table:content-validation table:name="val48" table:condition="of:cell-content-is-in-list([$Parametres.$C$1:$Parametres.$C$2])" table:allow-empty-cell="true" table:display-list="unsorted" table:base-cell-address="'Grille tarifaire'.H5">
          <table:help-message table:display="true"/>
          <table:error-message table:message-type="stop" table:display="true"/>
        </table:content-validation>
      </table:content-validations>
      <table:table table:name="Comp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ictionnaire des Données</text:p>
          </table:table-cell>
          <table:covered-table-cell table:number-columns-repeated="7" table:style-name="ce1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5" office:value-type="string" calcext:value-type="string">
            <text:p>idCompte</text:p>
          </table:table-cell>
          <table:table-cell table:style-name="ce7" office:value-type="string" calcext:value-type="string">
            <text:p>identifiant du compte</text:p>
          </table:table-cell>
          <table:table-cell table:style-name="ce46" table:content-validation-name="val1" office:value-type="string" calcext:value-type="string">
            <text:p>integer</text:p>
          </table:table-cell>
          <table:table-cell table:style-name="ce46" table:content-validation-name="val3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5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email</text:p>
          </table:table-cell>
          <table:table-cell table:style-name="ce7" office:value-type="string" calcext:value-type="string">
            <text:p>email </text:p>
          </table:table-cell>
          <table:table-cell table:style-name="ce46" table:content-validation-name="val1" office:value-type="string" calcext:value-type="string">
            <text:p>character[]</text:p>
          </table:table-cell>
          <table:table-cell table:style-name="ce46" table:content-validation-name="val3" office:value-type="string" calcext:value-type="string">
            <text:p>Elementaire</text:p>
          </table:table-cell>
          <table:table-cell table:style-name="ce14" office:value-type="string" calcext:value-type="string">
            <text:p>{a-z}@{a-z}.{a-z}</text:p>
          </table:table-cell>
          <table:table-cell table:style-name="ce7"/>
          <table:table-cell table:style-name="ce53" table:content-validation-name="val5" office:value-type="string" calcext:value-type="string">
            <text:p>Oui</text:p>
          </table:table-cell>
          <table:table-cell table:style-name="ce21" office:value-type="string" calcext:value-type="string">
            <text:p>non null, unique</text:p>
          </table:table-cell>
          <table:table-cell table:style-name="ce7" office:value-type="string" calcext:value-type="string">
            <text:p>obligatoire uniquement s'il ne souhaite pas reseigner son numéro de téléphone</text:p>
          </table:table-cell>
          <table:table-cell table:number-columns-repeated="16375"/>
        </table:table-row>
        <table:table-row table:style-name="ro2">
          <table:table-cell table:style-name="ce6" office:value-type="string" calcext:value-type="string">
            <text:p>motDePasse</text:p>
          </table:table-cell>
          <table:table-cell table:style-name="ce7" office:value-type="string" calcext:value-type="string">
            <text:p>mot de passe </text:p>
          </table:table-cell>
          <table:table-cell table:style-name="ce46" table:content-validation-name="val1" office:value-type="string" calcext:value-type="string">
            <text:p>character[]</text:p>
          </table:table-cell>
          <table:table-cell table:style-name="ce46" table:content-validation-name="val3" office:value-type="string" calcext:value-type="string">
            <text:p>Elementaire</text:p>
          </table:table-cell>
          <table:table-cell table:style-name="ce14" office:value-type="string" calcext:value-type="string">
            <text:p>{A-Za-z0-9}</text:p>
          </table:table-cell>
          <table:table-cell table:style-name="ce7"/>
          <table:table-cell table:style-name="ce53" table:content-validation-name="val5" office:value-type="string" calcext:value-type="string">
            <text:p>Oui</text:p>
          </table:table-cell>
          <table:table-cell table:style-name="ce21" office:value-type="string" calcext:value-type="string">
            <text:p>bcrypt(motDePasse)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numTel</text:p>
          </table:table-cell>
          <table:table-cell table:style-name="ce6" office:value-type="string" calcext:value-type="string">
            <text:p>numéro de téléphone</text:p>
          </table:table-cell>
          <table:table-cell table:style-name="ce46" table:content-validation-name="val1" office:value-type="string" calcext:value-type="string">
            <text:p>character[]</text:p>
          </table:table-cell>
          <table:table-cell table:style-name="ce46" table:content-validation-name="val3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5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 office:value-type="string" calcext:value-type="string">
            <text:p>obligatoire uniquement s'il ne souhaite pas reseigner son email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nom </text:p>
          </table:table-cell>
          <table:table-cell table:style-name="ce8" table:content-validation-name="val2" office:value-type="string" calcext:value-type="string">
            <text:p>character[]</text:p>
          </table:table-cell>
          <table:table-cell table:style-name="ce8" table:content-validation-name="val4" office:value-type="string" calcext:value-type="string">
            <text:p>Elementaire</text:p>
          </table:table-cell>
          <table:table-cell table:style-name="ce14" office:value-type="string" calcext:value-type="string">
            <text:p>{A-Za-z}</text:p>
          </table:table-cell>
          <table:table-cell table:style-name="ce14"/>
          <table:table-cell table:style-name="ce18" table:content-validation-name="val6" office:value-type="string" calcext:value-type="string">
            <text:p>Oui</text:p>
          </table:table-cell>
          <table:table-cell table:style-name="ce22" office:value-type="string" calcext:value-type="string">
            <text:p>non null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prenom</text:p>
          </table:table-cell>
          <table:table-cell table:style-name="ce7" office:value-type="string" calcext:value-type="string">
            <text:p>prenom</text:p>
          </table:table-cell>
          <table:table-cell table:style-name="ce46" table:content-validation-name="val2" office:value-type="string" calcext:value-type="string">
            <text:p>character[]</text:p>
          </table:table-cell>
          <table:table-cell table:style-name="ce46" table:content-validation-name="val4" office:value-type="string" calcext:value-type="string">
            <text:p>Elementaire</text:p>
          </table:table-cell>
          <table:table-cell table:style-name="ce14" office:value-type="string" calcext:value-type="string">
            <text:p>{A-Za-z}</text:p>
          </table:table-cell>
          <table:table-cell table:style-name="ce7"/>
          <table:table-cell table:style-name="ce53" table:content-validation-name="val6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img_id</text:p>
          </table:table-cell>
          <table:table-cell table:style-name="ce7" office:value-type="string" calcext:value-type="string">
            <text:p>référence de l’avatar du profil </text:p>
          </table:table-cell>
          <table:table-cell table:style-name="ce46" table:content-validation-name="val2" office:value-type="string" calcext:value-type="string">
            <text:p>integer</text:p>
          </table:table-cell>
          <table:table-cell table:style-name="ce46" table:content-validation-name="val4" office:value-type="string" calcext:value-type="string">
            <text:p>Deduite/calculee</text:p>
          </table:table-cell>
          <table:table-cell table:style-name="ce14" office:value-type="string" calcext:value-type="string">
            <text:p>{0-9}</text:p>
          </table:table-cell>
          <table:table-cell table:style-name="ce7"/>
          <table:table-cell table:style-name="ce53" table:content-validation-name="val6" office:value-type="string" calcext:value-type="string">
            <text:p>Non</text:p>
          </table:table-cell>
          <table:table-cell table:style-name="ce21" office:value-type="string" calcext:value-type="string">
            <text:p>clé étrangère vers T_IMAGE_IMG.img_id</text:p>
          </table:table-cell>
          <table:table-cell table:style-name="ce7" office:value-type="string" calcext:value-type="string">
            <text:p>indqiue l’avatar du profil via l’identifiant de l’image</text:p>
          </table:table-cell>
          <table:table-cell office:value-type="string" calcext:value-type="string">
            <text:p>en y repensant il faut juste un lien vers le path_img du bon dossier</text:p>
          </table:table-cell>
          <table:table-cell table:number-columns-repeated="16374"/>
        </table:table-row>
        <table:table-row table:style-name="ro3" table:number-rows-repeated="1048538">
          <table:table-cell table:number-columns-repeated="16384"/>
        </table:table-row>
        <table:table-row table:style-name="ro4" table:number-rows-repeated="26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Membre" table:style-name="ta2">
        <office:forms form:automatic-focus="false" form:apply-design-mode="false"/>
        <table:table-column table:style-name="co10" table:default-cell-style-name="ce2"/>
        <table:table-column table:style-name="co11" table:default-cell-style-name="ce2"/>
        <table:table-column table:style-name="co6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Default"/>
        <table:table-column table:style-name="co16" table:default-cell-style-name="ce2"/>
        <table:table-column table:style-name="co17" table:default-cell-style-name="ce2"/>
        <table:table-column table:style-name="co18" table:number-columns-repeated="16375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7" office:value-type="string" calcext:value-type="string">
            <text:p>pseudoMembre</text:p>
          </table:table-cell>
          <table:table-cell table:style-name="ce6" office:value-type="string" calcext:value-type="string">
            <text:p>pseudo choisit par le membre</text:p>
          </table:table-cell>
          <table:table-cell table:style-name="ce46" table:content-validation-name="val7" office:value-type="string" calcext:value-type="string">
            <text:p>character[]</text:p>
          </table:table-cell>
          <table:table-cell table:style-name="ce46" table:content-validation-name="val8" office:value-type="string" calcext:value-type="string">
            <text:p>Elementaire</text:p>
          </table:table-cell>
          <table:table-cell table:style-name="ce25" office:value-type="string" calcext:value-type="string">
            <text:p>{A-Za-z} unique</text:p>
          </table:table-cell>
          <table:table-cell table:style-name="ce7" office:value-type="string" calcext:value-type="string">
            <text:p>NULL</text:p>
          </table:table-cell>
          <table:table-cell table:style-name="ce17" table:content-validation-name="val9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/>
          <table:table-cell table:style-name="ce6" table:number-columns-repeated="2"/>
          <table:table-cell table:style-name="ce46" table:content-validation-name="val8"/>
          <table:table-cell table:style-name="ce25"/>
          <table:table-cell table:style-name="ce7"/>
          <table:table-cell table:style-name="ce17" table:content-validation-name="val9"/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10485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Organisation" table:style-name="ta3">
        <office:forms form:automatic-focus="false" form:apply-design-mode="false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18" table:number-columns-repeated="16373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3"/>
        </table:table-row>
        <table:table-row table:style-name="ro2">
          <table:table-cell table:number-columns-repeated="2"/>
          <table:table-cell table:style-name="ce7" office:value-type="string" calcext:value-type="string">
            <text:p>nom_orga</text:p>
          </table:table-cell>
          <table:table-cell table:style-name="ce6" office:value-type="string" calcext:value-type="string">
            <text:p>nom de l’organisation</text:p>
          </table:table-cell>
          <table:table-cell table:style-name="ce46" table:content-validation-name="val10" office:value-type="string" calcext:value-type="string">
            <text:p>character[]</text:p>
          </table:table-cell>
          <table:table-cell table:style-name="ce46" table:content-validation-name="val11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51" table:content-validation-name="val12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hérite de Compte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26"/>
          <table:table-cell table:number-columns-repeated="16381"/>
        </table:table-row>
        <table:table-row table:style-name="ro3" table:number-rows-repeated="1048562">
          <table:table-cell table:number-columns-repeated="16384"/>
        </table:table-row>
        <table:table-row table:style-name="ro4" table:number-rows-repeated="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orgaPrivé" table:style-name="ta4">
        <office:forms form:automatic-focus="false" form:apply-design-mode="false"/>
        <table:table-column table:style-name="co18" table:number-columns-repeated="2" table:default-cell-style-name="Default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9" table:default-cell-style-name="ce2"/>
        <table:table-column table:style-name="co27" table:default-cell-style-name="ce2"/>
        <table:table-column table:style-name="co28" table:default-cell-style-name="ce2"/>
        <table:table-column table:style-name="co18" table:number-columns-repeated="16373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3"/>
        </table:table-row>
        <table:table-row table:style-name="ro2">
          <table:table-cell table:number-columns-repeated="2"/>
          <table:table-cell table:style-name="ce7" office:value-type="string" calcext:value-type="string">
            <text:p>numSIREN</text:p>
          </table:table-cell>
          <table:table-cell table:style-name="ce6" office:value-type="string" calcext:value-type="string">
            <text:p>numéro de SIREN de l'entreprise</text:p>
          </table:table-cell>
          <table:table-cell table:style-name="ce46" table:content-validation-name="val13" office:value-type="string" calcext:value-type="string">
            <text:p>character[]</text:p>
          </table:table-cell>
          <table:table-cell table:style-name="ce46" table:content-validation-name="val14" office:value-type="string" calcext:value-type="string">
            <text:p>Elementaire</text:p>
          </table:table-cell>
          <table:table-cell table:style-name="ce25" office:value-type="string" calcext:value-type="string">
            <text:p>[0-9]{9}</text:p>
          </table:table-cell>
          <table:table-cell table:style-name="ce7"/>
          <table:table-cell table:style-name="ce53" table:content-validation-name="val15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 office:value-type="string" calcext:value-type="string">
            <text:p>numéro de SIREN composé de 9 chiffres + numéro NIC = numéro Siret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7" office:value-type="string" calcext:value-type="string">
            <text:p>denomination</text:p>
          </table:table-cell>
          <table:table-cell table:style-name="ce6" office:value-type="string" calcext:value-type="string">
            <text:p>dénomination sociale de l’entreprise</text:p>
          </table:table-cell>
          <table:table-cell table:style-name="ce46" table:content-validation-name="val13" office:value-type="string" calcext:value-type="string">
            <text:p>character[]</text:p>
          </table:table-cell>
          <table:table-cell table:style-name="ce46" table:content-validation-name="val14" office:value-type="string" calcext:value-type="string">
            <text:p>Elementaire</text:p>
          </table:table-cell>
          <table:table-cell table:style-name="ce25" office:value-type="string" calcext:value-type="string">
            <text:p><text:s/>{A-Za-z0-9}</text:p>
          </table:table-cell>
          <table:table-cell table:style-name="ce7"/>
          <table:table-cell table:style-name="ce53" table:content-validation-name="val15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3"/>
        </table:table-row>
        <table:table-row table:style-name="ro2">
          <table:table-cell table:number-columns-repeated="2"/>
          <table:table-cell table:style-name="Default"/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hérite de Organisation</text:p>
          </table:table-cell>
          <table:table-cell table:number-columns-repeated="16381"/>
        </table:table-row>
        <table:table-row table:style-name="ro3" table:number-rows-repeated="1048560">
          <table:table-cell table:number-columns-repeated="16384"/>
        </table:table-row>
        <table:table-row table:style-name="ro4" table:number-rows-repeated="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orgaPublic" table:style-name="ta5">
        <office:forms form:automatic-focus="false" form:apply-design-mode="false"/>
        <table:table-column table:style-name="co18" table:number-columns-repeated="2" table:default-cell-style-name="Default"/>
        <table:table-column table:style-name="co20" table:default-cell-style-name="ce2"/>
        <table:table-column table:style-name="co30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9" table:default-cell-style-name="ce2"/>
        <table:table-column table:style-name="co27" table:default-cell-style-name="ce2"/>
        <table:table-column table:style-name="co28" table:default-cell-style-name="ce2"/>
        <table:table-column table:style-name="co18" table:number-columns-repeated="16373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3"/>
        </table:table-row>
        <table:table-row table:style-name="ro2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6" office:value-type="string" calcext:value-type="string">
            <text:p>Type d’organisation public permettant de différencier les associations des organismes étatiques</text:p>
          </table:table-cell>
          <table:table-cell table:style-name="ce46" table:content-validation-name="val16" office:value-type="string" calcext:value-type="string">
            <text:p>character[]</text:p>
          </table:table-cell>
          <table:table-cell table:style-name="ce46" table:content-validation-name="val17" office:value-type="string" calcext:value-type="string">
            <text:p>Elementaire</text:p>
          </table:table-cell>
          <table:table-cell table:style-name="ce25" office:value-type="string" calcext:value-type="string">
            <text:p>{« association », « organismePublic »}</text:p>
          </table:table-cell>
          <table:table-cell table:style-name="ce7"/>
          <table:table-cell table:style-name="ce53" table:content-validation-name="val18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hérite de Organisation</text:p>
          </table:table-cell>
          <table:table-cell table:number-columns-repeated="16381"/>
        </table:table-row>
        <table:table-row table:style-name="ro3" table:number-rows-repeated="1048561">
          <table:table-cell table:number-columns-repeated="16384"/>
        </table:table-row>
        <table:table-row table:style-name="ro4" table:number-rows-repeated="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RIB" table:style-name="ta6">
        <office:forms form:automatic-focus="false" form:apply-design-mode="false"/>
        <table:table-column table:style-name="co18" table:default-cell-style-name="Default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18" table:default-cell-style-name="Default"/>
        <table:table-column table:style-name="co37" table:default-cell-style-name="ce2"/>
        <table:table-column table:style-name="co38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odeBanque</text:p>
          </table:table-cell>
          <table:table-cell table:style-name="ce6" office:value-type="string" calcext:value-type="string">
            <text:p>code de 5 chiffres représentant la banque</text:p>
          </table:table-cell>
          <table:table-cell table:style-name="ce46" table:content-validation-name="val19" office:value-type="string" calcext:value-type="string">
            <text:p>integer</text:p>
          </table:table-cell>
          <table:table-cell table:style-name="ce46" table:content-validation-name="val20" office:value-type="string" calcext:value-type="string">
            <text:p>Elementaire</text:p>
          </table:table-cell>
          <table:table-cell table:style-name="ce7" office:value-type="string" calcext:value-type="string">
            <text:p>[0-9]{5}</text:p>
          </table:table-cell>
          <table:table-cell table:style-name="ce7"/>
          <table:table-cell table:style-name="ce53" table:content-validation-name="val21" office:value-type="string" calcext:value-type="string">
            <text:p>Oui</text:p>
          </table:table-cell>
          <table:table-cell table:style-name="ce21"/>
          <table:table-cell table:style-name="ce7" office:value-type="string" calcext:value-type="string">
            <text:p>constituant du RIB si choix de séparation des champs 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odeGuichet</text:p>
          </table:table-cell>
          <table:table-cell table:style-name="ce6" office:value-type="string" calcext:value-type="string">
            <text:p>code de 5 chiffres représentant le guichet</text:p>
          </table:table-cell>
          <table:table-cell table:style-name="ce46" table:content-validation-name="val19" office:value-type="string" calcext:value-type="string">
            <text:p>integer</text:p>
          </table:table-cell>
          <table:table-cell table:style-name="ce46" table:content-validation-name="val20" office:value-type="string" calcext:value-type="string">
            <text:p>Elementaire</text:p>
          </table:table-cell>
          <table:table-cell table:style-name="ce7" office:value-type="string" calcext:value-type="string">
            <text:p>[0-9]{5}</text:p>
          </table:table-cell>
          <table:table-cell table:style-name="ce7"/>
          <table:table-cell table:style-name="ce53" table:content-validation-name="val21" office:value-type="string" calcext:value-type="string">
            <text:p>Oui</text:p>
          </table:table-cell>
          <table:table-cell table:style-name="ce21"/>
          <table:table-cell table:style-name="ce7" office:value-type="string" calcext:value-type="string">
            <text:p>constituant du RIB si choix de séparation des champs 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umeroCompte</text:p>
          </table:table-cell>
          <table:table-cell table:style-name="ce6" office:value-type="string" calcext:value-type="string">
            <text:p>numéro du compte alphanumérique</text:p>
          </table:table-cell>
          <table:table-cell table:style-name="ce46" table:content-validation-name="val19" office:value-type="string" calcext:value-type="string">
            <text:p>integer</text:p>
          </table:table-cell>
          <table:table-cell table:style-name="ce46" table:content-validation-name="val20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21" office:value-type="string" calcext:value-type="string">
            <text:p>Oui</text:p>
          </table:table-cell>
          <table:table-cell table:style-name="ce21"/>
          <table:table-cell table:style-name="ce7" office:value-type="string" calcext:value-type="string">
            <text:p>constituant du RIB si choix de séparation des champs 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leRib</text:p>
          </table:table-cell>
          <table:table-cell table:style-name="ce6" office:value-type="string" calcext:value-type="string">
            <text:p>Clé RIB de 2 chiffres utilisée pour la vérification</text:p>
          </table:table-cell>
          <table:table-cell table:style-name="ce46" table:content-validation-name="val19" office:value-type="string" calcext:value-type="string">
            <text:p>integer</text:p>
          </table:table-cell>
          <table:table-cell table:style-name="ce46" table:content-validation-name="val20" office:value-type="string" calcext:value-type="string">
            <text:p>Elementaire</text:p>
          </table:table-cell>
          <table:table-cell table:style-name="ce7" office:value-type="string" calcext:value-type="string">
            <text:p>[0-9]{2}</text:p>
          </table:table-cell>
          <table:table-cell table:style-name="ce7"/>
          <table:table-cell table:style-name="ce53" table:content-validation-name="val21" office:value-type="string" calcext:value-type="string">
            <text:p>Oui</text:p>
          </table:table-cell>
          <table:table-cell table:style-name="ce21"/>
          <table:table-cell table:style-name="ce7" office:value-type="string" calcext:value-type="string">
            <text:p>constituant du RIB si choix de séparation des champs 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Rib</text:p>
          </table:table-cell>
          <table:table-cell table:style-name="ce6" office:value-type="string" calcext:value-type="string">
            <text:p>identifiant du RIB</text:p>
          </table:table-cell>
          <table:table-cell table:style-name="ce46" table:content-validation-name="val19" office:value-type="string" calcext:value-type="string">
            <text:p>integer</text:p>
          </table:table-cell>
          <table:table-cell table:style-name="ce46" table:content-validation-name="val20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21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/>
          <table:table-cell office:value-type="string" calcext:value-type="string">
            <text:p>question : mettre tous les integer sauf clé primaire en String ?</text:p>
          </table:table-cell>
          <table:table-cell table:number-columns-repeated="16380"/>
        </table:table-row>
        <table:table-row table:style-name="ro3" table:number-rows-repeated="104856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Facturation" table:style-name="ta7">
        <office:forms form:automatic-focus="false" form:apply-design-mode="false"/>
        <table:table-column table:style-name="co18" table:default-cell-style-name="Default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9" table:default-cell-style-name="ce2"/>
        <table:table-column table:style-name="co27" table:default-cell-style-name="ce2"/>
        <table:table-column table:style-name="co28" table:default-cell-style-name="ce2"/>
        <table:table-column table:style-name="co18" table:number-columns-repeated="16374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Facture</text:p>
          </table:table-cell>
          <table:table-cell table:style-name="ce6" office:value-type="string" calcext:value-type="string">
            <text:p>identifiant de la facturation</text:p>
          </table:table-cell>
          <table:table-cell table:style-name="ce46" table:content-validation-name="val22" office:value-type="string" calcext:value-type="string">
            <text:p>integer</text:p>
          </table:table-cell>
          <table:table-cell table:style-name="ce46" table:content-validation-name="val23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24" office:value-type="string" calcext:value-type="string">
            <text:p>Oui</text:p>
          </table:table-cell>
          <table:table-cell table:style-name="ce21" office:value-type="string" calcext:value-type="string">
            <text:p>clé praimaire, uniqu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jourEnLigne</text:p>
          </table:table-cell>
          <table:table-cell table:style-name="ce6" office:value-type="string" calcext:value-type="string">
            <text:p>nombre de jours en ligne =&lt;31</text:p>
          </table:table-cell>
          <table:table-cell table:style-name="ce46" table:content-validation-name="val22" office:value-type="string" calcext:value-type="string">
            <text:p>integer</text:p>
          </table:table-cell>
          <table:table-cell table:style-name="ce46" table:content-validation-name="val23" office:value-type="string" calcext:value-type="string">
            <text:p>Deduite/calcule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24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 table:number-rows-repeated="6">
          <table:table-cell/>
          <table:table-cell table:style-name="ce7"/>
          <table:table-cell table:style-name="ce6"/>
          <table:table-cell table:style-name="ce46" table:content-validation-name="val22"/>
          <table:table-cell table:style-name="ce46" table:content-validation-name="val23"/>
          <table:table-cell table:style-name="ce25"/>
          <table:table-cell table:style-name="ce7"/>
          <table:table-cell table:style-name="ce53" table:content-validation-name="val24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_PARAM_BASE_PRB" table:style-name="ta8">
        <office:forms form:automatic-focus="false" form:apply-design-mode="false"/>
        <table:table-column table:style-name="co18" table:default-cell-style-name="Default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Default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prb_img</text:p>
          </table:table-cell>
          <table:table-cell table:style-name="ce6" office:value-type="string" calcext:value-type="string">
            <text:p>identifiant unique du paramètre dans la table</text:p>
          </table:table-cell>
          <table:table-cell table:style-name="ce6" table:content-validation-name="val25" office:value-type="string" calcext:value-type="string">
            <text:p>integer</text:p>
          </table:table-cell>
          <table:table-cell table:style-name="ce45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 office:value-type="string" calcext:value-type="string">
            <text:p>Chaque paramètre de base est identifié de manière unique par cet identifiant.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prb_nom</text:p>
          </table:table-cell>
          <table:table-cell table:style-name="ce6" office:value-type="string" calcext:value-type="string">
            <text:p>nom de l’image</text:p>
          </table:table-cell>
          <table:table-cell table:style-name="ce11" table:content-validation-name="val25" office:value-type="string" calcext:value-type="string">
            <text:p>character[]</text:p>
          </table:table-cell>
          <table:table-cell table:style-name="ce45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</text:p>
          </table:table-cell>
          <table:table-cell table:style-name="ce7" office:value-type="string" calcext:value-type="string">
            <text:p>contient un nom ou identifiant lisible pour le paramètre</text:p>
          </table:table-cell>
          <table:table-cell table:number-columns-repeated="16374"/>
        </table:table-row>
        <table:table-row table:style-name="ro5">
          <table:table-cell/>
          <table:table-cell table:style-name="ce7" office:value-type="string" calcext:value-type="string">
            <text:p>prb</text:p>
          </table:table-cell>
          <table:table-cell table:style-name="ce6" office:value-type="string" calcext:value-type="string">
            <text:p>information complémentaire liée à la base</text:p>
          </table:table-cell>
          <table:table-cell table:style-name="ce11" table:content-validation-name="val25" office:value-type="string" calcext:value-type="string">
            <text:p>character[]</text:p>
          </table:table-cell>
          <table:table-cell table:style-name="ce45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</text:p>
          </table:table-cell>
          <table:table-cell table:style-name="ce27" office:value-type="string" calcext:value-type="string">
            <text:p>Peut contenir un texte descriptif pour expliquer davantage le rôle de chaque paramètre dans la base de données ou dans le système</text:p>
          </table:table-cell>
          <table:table-cell table:number-columns-repeated="16374"/>
        </table:table-row>
        <table:table-row table:style-name="ro2" table:number-rows-repeated="3">
          <table:table-cell/>
          <table:table-cell table:style-name="ce7"/>
          <table:table-cell table:style-name="ce6"/>
          <table:table-cell table:style-name="ce11" table:content-validation-name="val25"/>
          <table:table-cell table:style-name="ce45" table:content-validation-name="val26"/>
          <table:table-cell table:style-name="ce7" table:number-columns-repeated="2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_TYPE_IMAGE_TIM" table:style-name="ta8">
        <office:forms form:automatic-focus="false" form:apply-design-mode="false"/>
        <table:table-column table:style-name="co18" table:default-cell-style-name="Default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Default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tim_id</text:p>
          </table:table-cell>
          <table:table-cell table:style-name="ce6" office:value-type="string" calcext:value-type="string">
            <text:p>identifiant unique du type d’image</text:p>
          </table:table-cell>
          <table:table-cell table:style-name="ce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 office:value-type="string" calcext:value-type="string">
            <text:p>identification de manière uniqu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tim_format</text:p>
          </table:table-cell>
          <table:table-cell table:style-name="ce6" office:value-type="string" calcext:value-type="string">
            <text:p>format de l’image (ex : JPEG, PNG)</text:p>
          </table:table-cell>
          <table:table-cell table:style-name="ce6" office:value-type="string" calcext:value-type="string">
            <text:p>Char 4 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[A-Z]{3, 4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4 caractères max , non nul</text:p>
          </table:table-cell>
          <table:table-cell table:style-name="ce7" office:value-type="string" calcext:value-type="string">
            <text:p>stock le format d’image sous forme de code court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tim_libelle</text:p>
          </table:table-cell>
          <table:table-cell table:style-name="ce6" office:value-type="string" calcext:value-type="string">
            <text:p>description ou libelle du format de l’imag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, 256 caractère max</text:p>
          </table:table-cell>
          <table:table-cell table:style-name="ce7" office:value-type="string" calcext:value-type="string">
            <text:p>libellé lisible décrivant le format d’image</text:p>
          </table:table-cell>
          <table:table-cell table:number-columns-repeated="16374"/>
        </table:table-row>
        <table:table-row table:style-name="ro2" table:number-rows-repeated="3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7" table:number-columns-repeated="2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_STOCKAGE_IMAGE_SIM" table:style-name="ta8">
        <office:forms form:automatic-focus="false" form:apply-design-mode="false"/>
        <table:table-column table:style-name="co18" table:default-cell-style-name="Default"/>
        <table:table-column table:style-name="co47" table:default-cell-style-name="ce2"/>
        <table:table-column table:style-name="co48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Default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sim_id</text:p>
          </table:table-cell>
          <table:table-cell table:style-name="ce6" office:value-type="string" calcext:value-type="string">
            <text:p>identifiant pour l’emplacement de stockage de l’image</text:p>
          </table:table-cell>
          <table:table-cell table:style-name="ce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</text:p>
          </table:table-cell>
          <table:table-cell table:style-name="ce7" office:value-type="string" calcext:value-type="string">
            <text:p>stockage identifié par id uniqu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sim_date_creation</text:p>
          </table:table-cell>
          <table:table-cell table:style-name="ce6" office:value-type="string" calcext:value-type="string">
            <text:p>date à laquelle l’image a été stockée</text:p>
          </table:table-cell>
          <table:table-cell table:style-name="ce46" table:content-validation-name="val25" office:value-type="string" calcext:value-type="string">
            <text:p>date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YYYY-MM-DD-hh-mm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sim_path</text:p>
          </table:table-cell>
          <table:table-cell table:style-name="ce6" office:value-type="string" calcext:value-type="string">
            <text:p>chemin de stockage de l’image (lien ou adresse dans le système de fichiers)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</text:p>
          </table:table-cell>
          <table:table-cell table:style-name="ce7" office:value-type="string" calcext:value-type="string">
            <text:p>3 dossiers, 1 img_pro, 1 img_client, 1 img_plan</text:p>
          </table:table-cell>
          <table:table-cell table:number-columns-repeated="16374"/>
        </table:table-row>
        <table:table-row table:style-name="ro2" table:number-rows-repeated="3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7" table:number-columns-repeated="2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_IMAGE_IMG" table:style-name="ta8">
        <office:forms form:automatic-focus="false" form:apply-design-mode="false"/>
        <table:table-column table:style-name="co18" table:default-cell-style-name="Default"/>
        <table:table-column table:style-name="co49" table:default-cell-style-name="ce2"/>
        <table:table-column table:style-name="co50" table:default-cell-style-name="ce2"/>
        <table:table-column table:style-name="co41" table:default-cell-style-name="ce2"/>
        <table:table-column table:style-name="co47" table:default-cell-style-name="ce2"/>
        <table:table-column table:style-name="co43" table:default-cell-style-name="ce2"/>
        <table:table-column table:style-name="co44" table:default-cell-style-name="Default"/>
        <table:table-column table:style-name="co44" table:default-cell-style-name="ce2"/>
        <table:table-column table:style-name="co51" table:default-cell-style-name="ce2"/>
        <table:table-column table:style-name="co46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id</text:p>
          </table:table-cell>
          <table:table-cell table:style-name="ce6" office:value-type="string" calcext:value-type="string">
            <text:p>identifiant unique d’une image</text:p>
          </table:table-cell>
          <table:table-cell table:style-name="ce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tim_id</text:p>
          </table:table-cell>
          <table:table-cell table:style-name="ce6" office:value-type="string" calcext:value-type="string">
            <text:p>référence au type d’image (format)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Deduite/calcule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étrangère vers T_TYPE_IMAGE_TIM.tim_id</text:p>
          </table:table-cell>
          <table:table-cell table:style-name="ce7" office:value-type="string" calcext:value-type="string">
            <text:p>indique le format via une référence d’imag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sim_id</text:p>
          </table:table-cell>
          <table:table-cell table:style-name="ce6" office:value-type="string" calcext:value-type="string">
            <text:p>référence à l’emplacement de stockage de l’image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Deduite/calcule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étrangère vers T_STOCKAGE_IMG_SIM.sim_id</text:p>
          </table:table-cell>
          <table:table-cell table:style-name="ce7" office:value-type="string" calcext:value-type="string">
            <text:p>indique l’emplacement de stockage de l’image via référence à stockag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id_remplacement</text:p>
          </table:table-cell>
          <table:table-cell table:style-name="ce6" office:value-type="string" calcext:value-type="string">
            <text:p>référence à une image remplaçant celle-ci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Deduite/calcule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Non</text:p>
          </table:table-cell>
          <table:table-cell table:style-name="ce21" office:value-type="string" calcext:value-type="string">
            <text:p>clé étrangère vers T_IMAGE_IMG.img_id</text:p>
          </table:table-cell>
          <table:table-cell table:style-name="ce7" office:value-type="string" calcext:value-type="string">
            <text:p>indique si l’image a été remplacée par une autre image 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nom_fichier</text:p>
          </table:table-cell>
          <table:table-cell table:style-name="ce6" office:value-type="string" calcext:value-type="string">
            <text:p>nom de fichier de l’imag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, unique</text:p>
          </table:table-cell>
          <table:table-cell table:style-name="ce7" office:value-type="string" calcext:value-type="string">
            <text:p>nom unique du fichier de l’imag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date_creation</text:p>
          </table:table-cell>
          <table:table-cell table:style-name="ce6" office:value-type="string" calcext:value-type="string">
            <text:p>date de création de l’image</text:p>
          </table:table-cell>
          <table:table-cell table:style-name="ce46" table:content-validation-name="val25" office:value-type="string" calcext:value-type="string">
            <text:p>date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YYYY-MM-DD-hh-mm}</text:p>
          </table:table-cell>
          <table:table-cell table:style-name="ce7"/>
          <table:table-cell table:style-name="ce53" table:content-validation-name="val27" office:value-type="string" calcext:value-type="string">
            <text:p>Non</text:p>
          </table:table-cell>
          <table:table-cell table:style-name="ce21"/>
          <table:table-cell table:style-name="ce7" office:value-type="string" calcext:value-type="string">
            <text:p>date facultativ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description</text:p>
          </table:table-cell>
          <table:table-cell table:style-name="ce6" office:value-type="string" calcext:value-type="string">
            <text:p>description textuelle de l’imag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3" table:content-validation-name="val27" office:value-type="string" calcext:value-type="string">
            <text:p>Non</text:p>
          </table:table-cell>
          <table:table-cell table:style-name="ce21"/>
          <table:table-cell table:style-name="ce7" office:value-type="string" calcext:value-type="string">
            <text:p>champ de descrpiton détaillée de l’image (peut servir pour ML ou DL)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legende</text:p>
          </table:table-cell>
          <table:table-cell table:style-name="ce6" office:value-type="string" calcext:value-type="string">
            <text:p>légende ou sous-titre de l’imag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A-Za-z0-9}</text:p>
          </table:table-cell>
          <table:table-cell table:style-name="ce7"/>
          <table:table-cell table:style-name="ce53" table:content-validation-name="val27" office:value-type="string" calcext:value-type="string">
            <text:p>Non</text:p>
          </table:table-cell>
          <table:table-cell table:style-name="ce21"/>
          <table:table-cell table:style-name="ce7" office:value-type="string" calcext:value-type="string">
            <text:p>sous_titre ou légende qui accompagne l’image (ML ou DL) 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date_supression</text:p>
          </table:table-cell>
          <table:table-cell table:style-name="ce6" office:value-type="string" calcext:value-type="string">
            <text:p>date de supression de l’image</text:p>
          </table:table-cell>
          <table:table-cell table:style-name="ce46" table:content-validation-name="val25" office:value-type="string" calcext:value-type="string">
            <text:p>date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YYYY-MM-DD-hh-mm}</text:p>
          </table:table-cell>
          <table:table-cell table:style-name="ce7"/>
          <table:table-cell table:style-name="ce53" table:content-validation-name="val27" office:value-type="string" calcext:value-type="string">
            <text:p>Non</text:p>
          </table:table-cell>
          <table:table-cell table:style-name="ce21"/>
          <table:table-cell table:style-name="ce7" office:value-type="string" calcext:value-type="string">
            <text:p>indique date réelle ou prévue de l’image</text:p>
          </table:table-cell>
          <table:table-cell table:number-columns-repeated="16374"/>
        </table:table-row>
        <table:table-row table:style-name="ro2">
          <table:table-cell/>
          <table:table-cell table:style-name="Default"/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cf. T_TYPE_IMAGE_TIM</text:p>
          </table:table-cell>
          <table:table-cell table:number-columns-repeated="16382"/>
        </table:table-row>
        <table:table-row table:style-name="ro3" table:number-rows-repeated="104855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OffreGénérale" table:style-name="ta9">
        <office:forms form:automatic-focus="false" form:apply-design-mode="false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55" table:default-cell-style-name="ce2"/>
        <table:table-column table:style-name="co56" table:default-cell-style-name="ce2"/>
        <table:table-column table:style-name="co3" table:default-cell-style-name="ce2"/>
        <table:table-column table:style-name="co57" table:default-cell-style-name="ce2"/>
        <table:table-column table:style-name="co14" table:default-cell-style-name="ce2"/>
        <table:table-column table:style-name="co58" table:default-cell-style-name="ce2"/>
        <table:table-column table:style-name="co18" table:number-columns-repeated="16375" table:default-cell-style-name="Default"/>
        <table:table-row table:style-name="ro2">
          <table:table-cell table:style-name="ce3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6" office:value-type="string" calcext:value-type="string">
            <text:p>offre_id</text:p>
          </table:table-cell>
          <table:table-cell table:style-name="ce7" office:value-type="string" calcext:value-type="string">
            <text:p>identifiant d’une offre</text:p>
          </table:table-cell>
          <table:table-cell table:style-name="ce46" table:content-validation-name="val28" office:value-type="string" calcext:value-type="string">
            <text:p>integer</text:p>
          </table:table-cell>
          <table:table-cell table:style-name="ce46" table:content-validation-name="val29" office:value-type="string" calcext:value-type="string">
            <text:p>Elementaire</text:p>
          </table:table-cell>
          <table:table-cell table:style-name="ce28" office:value-type="string" calcext:value-type="string">
            <text:p>{0-9}</text:p>
          </table:table-cell>
          <table:table-cell table:style-name="ce7"/>
          <table:table-cell table:style-name="ce53" table:content-validation-name="val30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estEnLigne</text:p>
          </table:table-cell>
          <table:table-cell table:style-name="ce7" office:value-type="string" calcext:value-type="string">
            <text:p>En ligne si true, Hors Ligne si false</text:p>
          </table:table-cell>
          <table:table-cell table:style-name="ce46" table:content-validation-name="val28" office:value-type="string" calcext:value-type="string">
            <text:p>boolean</text:p>
          </table:table-cell>
          <table:table-cell table:style-name="ce46" table:content-validation-name="val29" office:value-type="string" calcext:value-type="string">
            <text:p>Deduite/calculee</text:p>
          </table:table-cell>
          <table:table-cell table:style-name="ce7" office:value-type="string" calcext:value-type="string">
            <text:p>{true, false}</text:p>
          </table:table-cell>
          <table:table-cell table:style-name="ce7"/>
          <table:table-cell table:style-name="ce53" table:content-validation-name="val30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descriptionOffre</text:p>
          </table:table-cell>
          <table:table-cell table:style-name="ce6" office:value-type="string" calcext:value-type="string">
            <text:p>description détaillée de l'offre</text:p>
          </table:table-cell>
          <table:table-cell table:style-name="ce46" table:content-validation-name="val28" office:value-type="string" calcext:value-type="string">
            <text:p>character[]</text:p>
          </table:table-cell>
          <table:table-cell table:style-name="ce46" table:content-validation-name="val29" office:value-type="string" calcext:value-type="string">
            <text:p>Elementaire</text:p>
          </table:table-cell>
          <table:table-cell table:style-name="ce7" office:value-type="string" calcext:value-type="string">
            <text:p>{A-Za-z}</text:p>
          </table:table-cell>
          <table:table-cell table:style-name="ce7"/>
          <table:table-cell table:style-name="ce53" table:content-validation-name="val30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accessibilite</text:p>
          </table:table-cell>
          <table:table-cell table:style-name="ce6" office:value-type="string" calcext:value-type="string">
            <text:p>petite phrase sur l'accessibilite de l'offre</text:p>
          </table:table-cell>
          <table:table-cell table:style-name="ce46" table:content-validation-name="val28" office:value-type="string" calcext:value-type="string">
            <text:p>character[]</text:p>
          </table:table-cell>
          <table:table-cell table:style-name="ce46" table:content-validation-name="val29" office:value-type="string" calcext:value-type="string">
            <text:p>Elementaire</text:p>
          </table:table-cell>
          <table:table-cell table:style-name="ce7" office:value-type="string" calcext:value-type="string">
            <text:p>{A-Za-z}</text:p>
          </table:table-cell>
          <table:table-cell table:style-name="ce7"/>
          <table:table-cell table:style-name="ce53" table:content-validation-name="val30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noteGenerale</text:p>
          </table:table-cell>
          <table:table-cell table:style-name="ce6" office:value-type="string" calcext:value-type="string">
            <text:p>note de l'avis général donné par les utilisateurs</text:p>
          </table:table-cell>
          <table:table-cell table:style-name="ce46" table:content-validation-name="val28" office:value-type="string" calcext:value-type="string">
            <text:p>double </text:p>
          </table:table-cell>
          <table:table-cell table:style-name="ce46" table:content-validation-name="val29" office:value-type="string" calcext:value-type="string">
            <text:p>Deduite/calculee</text:p>
          </table:table-cell>
          <table:table-cell table:style-name="ce7" office:value-type="string" calcext:value-type="string">
            <text:p>{0-5}</text:p>
          </table:table-cell>
          <table:table-cell table:style-name="ce7"/>
          <table:table-cell table:style-name="ce53" table:content-validation-name="val30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date_creation</text:p>
          </table:table-cell>
          <table:table-cell table:style-name="ce7" office:value-type="string" calcext:value-type="string">
            <text:p>date de la création de l’offre</text:p>
          </table:table-cell>
          <table:table-cell table:style-name="ce46" table:content-validation-name="val28" office:value-type="string" calcext:value-type="string">
            <text:p>date</text:p>
          </table:table-cell>
          <table:table-cell table:style-name="ce46" table:content-validation-name="val29" office:value-type="string" calcext:value-type="string">
            <text:p>Elementaire</text:p>
          </table:table-cell>
          <table:table-cell table:style-name="ce28" office:value-type="string" calcext:value-type="string">
            <text:p>{YYYY-MM-DD}</text:p>
          </table:table-cell>
          <table:table-cell table:style-name="ce7"/>
          <table:table-cell table:style-name="ce53" table:content-validation-name="val30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date_supression</text:p>
          </table:table-cell>
          <table:table-cell table:style-name="ce7" office:value-type="string" calcext:value-type="string">
            <text:p>date de la supression de l’offre</text:p>
          </table:table-cell>
          <table:table-cell table:style-name="ce46" table:content-validation-name="val28" office:value-type="string" calcext:value-type="string">
            <text:p>date</text:p>
          </table:table-cell>
          <table:table-cell table:style-name="ce46" table:content-validation-name="val29" office:value-type="string" calcext:value-type="string">
            <text:p>Elementaire</text:p>
          </table:table-cell>
          <table:table-cell table:style-name="ce28" office:value-type="string" calcext:value-type="string">
            <text:p>{YYYY-MM-DD}</text:p>
          </table:table-cell>
          <table:table-cell table:style-name="ce7"/>
          <table:table-cell table:style-name="ce53" table:content-validation-name="val30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date_mise_en_ligne</text:p>
          </table:table-cell>
          <table:table-cell table:style-name="ce7" office:value-type="string" calcext:value-type="string">
            <text:p>date de la mise effective de l’offre sur le site</text:p>
          </table:table-cell>
          <table:table-cell table:style-name="ce46" table:content-validation-name="val28" office:value-type="string" calcext:value-type="string">
            <text:p>date</text:p>
          </table:table-cell>
          <table:table-cell table:style-name="ce46" table:content-validation-name="val29" office:value-type="string" calcext:value-type="string">
            <text:p>Elementaire</text:p>
          </table:table-cell>
          <table:table-cell table:style-name="ce28" office:value-type="string" calcext:value-type="string">
            <text:p>{YYYY-MM-DD}</text:p>
          </table:table-cell>
          <table:table-cell table:style-name="ce7"/>
          <table:table-cell table:style-name="ce53" table:content-validation-name="val30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date_mise_a_jour</text:p>
          </table:table-cell>
          <table:table-cell table:style-name="ce7" office:value-type="string" calcext:value-type="string">
            <text:p>date de la mise à jour de l’offre</text:p>
          </table:table-cell>
          <table:table-cell table:style-name="ce46" table:content-validation-name="val28" office:value-type="string" calcext:value-type="string">
            <text:p>date</text:p>
          </table:table-cell>
          <table:table-cell table:style-name="ce46" table:content-validation-name="val29" office:value-type="string" calcext:value-type="string">
            <text:p>Elementaire</text:p>
          </table:table-cell>
          <table:table-cell table:style-name="ce28" office:value-type="string" calcext:value-type="string">
            <text:p>{YYYY-MM-DD}</text:p>
          </table:table-cell>
          <table:table-cell table:style-name="ce7"/>
          <table:table-cell table:style-name="ce53" table:content-validation-name="val30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tag_id</text:p>
          </table:table-cell>
          <table:table-cell table:style-name="ce7" office:value-type="string" calcext:value-type="string">
            <text:p>référence des tags définissant une offre (« Culturel », « Sport », « Gastronomie »…)</text:p>
          </table:table-cell>
          <table:table-cell table:style-name="ce46" table:content-validation-name="val28" office:value-type="string" calcext:value-type="string">
            <text:p>integer</text:p>
          </table:table-cell>
          <table:table-cell table:style-name="ce46" table:content-validation-name="val29" office:value-type="string" calcext:value-type="string">
            <text:p>Deduite/calculee</text:p>
          </table:table-cell>
          <table:table-cell table:style-name="ce28" office:value-type="string" calcext:value-type="string">
            <text:p>{0-9}</text:p>
          </table:table-cell>
          <table:table-cell table:style-name="ce7"/>
          <table:table-cell table:style-name="ce53" table:content-validation-name="val30" office:value-type="string" calcext:value-type="string">
            <text:p>Oui</text:p>
          </table:table-cell>
          <table:table-cell table:style-name="ce21" office:value-type="string" calcext:value-type="string">
            <text:p>clé étrangère vers Tag.tag_id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avis_id</text:p>
          </table:table-cell>
          <table:table-cell table:style-name="ce7" office:value-type="string" calcext:value-type="string">
            <text:p>référence des tags définissant une offre (« Culturel », « Sport », « Gastronomie »…)</text:p>
          </table:table-cell>
          <table:table-cell table:style-name="ce46" table:content-validation-name="val28" office:value-type="string" calcext:value-type="string">
            <text:p>integer</text:p>
          </table:table-cell>
          <table:table-cell table:style-name="ce46" table:content-validation-name="val29" office:value-type="string" calcext:value-type="string">
            <text:p>Deduite/calculee</text:p>
          </table:table-cell>
          <table:table-cell table:style-name="ce28" office:value-type="string" calcext:value-type="string">
            <text:p>{0-9}</text:p>
          </table:table-cell>
          <table:table-cell table:style-name="ce7"/>
          <table:table-cell table:style-name="ce53" table:content-validation-name="val30" office:value-type="string" calcext:value-type="string">
            <text:p>Oui</text:p>
          </table:table-cell>
          <table:table-cell table:style-name="ce21" office:value-type="string" calcext:value-type="string">
            <text:p>clé étrangère vers Tag.tag_id</text:p>
          </table:table-cell>
          <table:table-cell table:style-name="ce7"/>
          <table:table-cell table:number-columns-repeated="16375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office:value-type="string" calcext:value-type="string">
            <text:p>Tag d'une offre : cf. Ta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vis d'une offre : cf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dresseOffre : cf. Adress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ag_id : cf. Tag</text:p>
          </table:table-cell>
          <table:table-cell table:number-columns-repeated="16383"/>
        </table:table-row>
        <table:table-row table:style-name="ro3" table:number-rows-repeated="1048543">
          <table:table-cell table:number-columns-repeated="16384"/>
        </table:table-row>
        <table:table-row table:style-name="ro4" table:number-rows-repeated="1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OffreGratuite" table:style-name="ta10">
        <office:forms form:automatic-focus="false" form:apply-design-mode="false"/>
        <table:table-column table:style-name="co59" table:default-cell-style-name="ce2"/>
        <table:table-column table:style-name="co60" table:default-cell-style-name="ce2"/>
        <table:table-column table:style-name="co54" table:default-cell-style-name="ce2"/>
        <table:table-column table:style-name="co55" table:default-cell-style-name="ce2"/>
        <table:table-column table:style-name="co56" table:default-cell-style-name="ce2"/>
        <table:table-column table:style-name="co3" table:default-cell-style-name="ce2"/>
        <table:table-column table:style-name="co57" table:default-cell-style-name="ce2"/>
        <table:table-column table:style-name="co14" table:default-cell-style-name="ce2"/>
        <table:table-column table:style-name="co58" table:default-cell-style-name="ce2"/>
        <table:table-column table:style-name="co18" table:number-columns-repeated="16375" table:default-cell-style-name="Default"/>
        <table:table-row table:style-name="ro2">
          <table:table-cell table:style-name="ce3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6"/>
          <table:table-cell table:style-name="ce7"/>
          <table:table-cell table:style-name="ce46" table:content-validation-name="val28"/>
          <table:table-cell table:style-name="ce46" table:content-validation-name="val29"/>
          <table:table-cell table:style-name="ce28"/>
          <table:table-cell table:style-name="ce7"/>
          <table:table-cell table:style-name="ce53" table:content-validation-name="val30"/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Default" table:number-columns-repeated="2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es Offres Générales qui ne sont pas dans la table Offre Payant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érite de OffreGénérale</text:p>
          </table:table-cell>
          <table:table-cell table:number-columns-repeated="16383"/>
        </table:table-row>
        <table:table-row table:style-name="ro3" table:number-rows-repeated="1048551">
          <table:table-cell table:number-columns-repeated="16384"/>
        </table:table-row>
        <table:table-row table:style-name="ro4" table:number-rows-repeated="1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OffrePayante" table:style-name="ta11">
        <office:forms form:automatic-focus="false" form:apply-design-mode="false"/>
        <table:table-column table:style-name="co61" table:default-cell-style-name="ce2"/>
        <table:table-column table:style-name="co62" table:default-cell-style-name="ce2"/>
        <table:table-column table:style-name="co54" table:default-cell-style-name="ce2"/>
        <table:table-column table:style-name="co55" table:default-cell-style-name="ce2"/>
        <table:table-column table:style-name="co56" table:default-cell-style-name="ce2"/>
        <table:table-column table:style-name="co3" table:default-cell-style-name="ce2"/>
        <table:table-column table:style-name="co57" table:default-cell-style-name="ce2"/>
        <table:table-column table:style-name="co14" table:default-cell-style-name="ce2"/>
        <table:table-column table:style-name="co58" table:default-cell-style-name="ce2"/>
        <table:table-column table:style-name="co18" table:number-columns-repeated="16375" table:default-cell-style-name="Default"/>
        <table:table-row table:style-name="ro2">
          <table:table-cell table:style-name="ce3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6" office:value-type="string" calcext:value-type="string">
            <text:p>gammePrix</text:p>
          </table:table-cell>
          <table:table-cell table:style-name="ce7" office:value-type="string" calcext:value-type="string">
            <text:p>Gamme calculée selon la moyenne des tarifs donnés par le Professionnel</text:p>
          </table:table-cell>
          <table:table-cell table:style-name="ce46" table:content-validation-name="val28" office:value-type="string" calcext:value-type="string">
            <text:p>integer</text:p>
          </table:table-cell>
          <table:table-cell table:style-name="ce46" table:content-validation-name="val29" office:value-type="string" calcext:value-type="string">
            <text:p>Deduite/calculee</text:p>
          </table:table-cell>
          <table:table-cell table:style-name="ce28" office:value-type="string" calcext:value-type="string">
            <text:p>{1..3}$</text:p>
          </table:table-cell>
          <table:table-cell table:style-name="ce7"/>
          <table:table-cell table:style-name="ce53" table:content-validation-name="val30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6" office:value-type="string" calcext:value-type="string">
            <text:p>tarif_id</text:p>
          </table:table-cell>
          <table:table-cell table:style-name="ce7" office:value-type="string" calcext:value-type="string">
            <text:p>référence du/des tarif.s de l’offre</text:p>
          </table:table-cell>
          <table:table-cell table:style-name="ce46" table:content-validation-name="val31" office:value-type="string" calcext:value-type="string">
            <text:p>integer</text:p>
          </table:table-cell>
          <table:table-cell table:style-name="ce46" table:content-validation-name="val32" office:value-type="string" calcext:value-type="string">
            <text:p>Deduite/calculee</text:p>
          </table:table-cell>
          <table:table-cell table:style-name="ce28" office:value-type="string" calcext:value-type="string">
            <text:p>{0-9}</text:p>
          </table:table-cell>
          <table:table-cell table:style-name="ce7"/>
          <table:table-cell table:style-name="ce53" table:content-validation-name="val33" office:value-type="string" calcext:value-type="string">
            <text:p>Oui</text:p>
          </table:table-cell>
          <table:table-cell table:style-name="ce21" office:value-type="string" calcext:value-type="string">
            <text:p>clé étrangère via Tarif.tarif_id</text:p>
          </table:table-cell>
          <table:table-cell table:style-name="ce7" office:value-type="string" calcext:value-type="string">
            <text:p>indique la grille tarifaire de l’offre via l’id du tarif</text:p>
          </table:table-cell>
          <table:table-cell table:number-columns-repeated="16375"/>
        </table:table-row>
        <table:table-row table:style-name="ro2">
          <table:table-cell table:style-name="ce6" office:value-type="string" calcext:value-type="string">
            <text:p>tarif_min</text:p>
          </table:table-cell>
          <table:table-cell table:style-name="ce7" office:value-type="string" calcext:value-type="string">
            <text:p>détermine le tarif minimal d’une offre</text:p>
          </table:table-cell>
          <table:table-cell table:style-name="ce46" table:content-validation-name="val31" office:value-type="string" calcext:value-type="string">
            <text:p>double </text:p>
          </table:table-cell>
          <table:table-cell table:style-name="ce46" table:content-validation-name="val32" office:value-type="string" calcext:value-type="string">
            <text:p>Deduite/calculee</text:p>
          </table:table-cell>
          <table:table-cell table:style-name="ce28" office:value-type="string" calcext:value-type="string">
            <text:p>{0-9}</text:p>
          </table:table-cell>
          <table:table-cell table:style-name="ce7"/>
          <table:table-cell table:style-name="ce53" table:content-validation-name="val33" office:value-type="string" calcext:value-type="string">
            <text:p>Oui</text:p>
          </table:table-cell>
          <table:table-cell table:style-name="ce21" office:value-type="string" calcext:value-type="string">
            <text:p>déduit via Tarif.prix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Default"/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tarif_id : cf. Tari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érite de OffreGénérale</text:p>
          </table:table-cell>
          <table:table-cell table:number-columns-repeated="16383"/>
        </table:table-row>
        <table:table-row table:style-name="ro3" table:number-rows-repeated="1048546">
          <table:table-cell table:number-columns-repeated="16384"/>
        </table:table-row>
        <table:table-row table:style-name="ro4" table:number-rows-repeated="20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arif" table:style-name="ta12">
        <office:forms form:automatic-focus="false" form:apply-design-mode="false"/>
        <table:table-column table:style-name="co63" table:default-cell-style-name="ce2"/>
        <table:table-column table:style-name="co64" table:default-cell-style-name="ce2"/>
        <table:table-column table:style-name="co65" table:default-cell-style-name="ce2"/>
        <table:table-column table:style-name="co66" table:number-columns-repeated="2" table:default-cell-style-name="ce2"/>
        <table:table-column table:style-name="co67" table:default-cell-style-name="ce2"/>
        <table:table-column table:style-name="co68" table:default-cell-style-name="ce2"/>
        <table:table-column table:style-name="co69" table:default-cell-style-name="ce2"/>
        <table:table-column table:style-name="co70" table:default-cell-style-name="ce2"/>
        <table:table-column table:style-name="co18" table:number-columns-repeated="16374" table:default-cell-style-name="Default"/>
        <table:table-column table:style-name="co59" table:default-cell-style-name="ce2"/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6">
          <table:table-cell table:style-name="ce4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4"/>
          <table:table-cell table:number-columns-repeated="16375"/>
        </table:table-row>
        <table:table-row table:style-name="ro2">
          <table:table-cell table:style-name="ce7" office:value-type="string" calcext:value-type="string">
            <text:p>tarif_id</text:p>
          </table:table-cell>
          <table:table-cell table:style-name="ce6" office:value-type="string" calcext:value-type="string">
            <text:p>identifiant du Tarif</text:p>
          </table:table-cell>
          <table:table-cell table:style-name="ce46" table:content-validation-name="val34" office:value-type="string" calcext:value-type="string">
            <text:p>integer</text:p>
          </table:table-cell>
          <table:table-cell table:style-name="ce46" table:content-validation-name="val35" office:value-type="string" calcext:value-type="string">
            <text:p>Elementaire</text:p>
          </table:table-cell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36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titre</text:p>
          </table:table-cell>
          <table:table-cell table:style-name="ce8" office:value-type="string" calcext:value-type="string">
            <text:p>nom du tarif</text:p>
          </table:table-cell>
          <table:table-cell table:style-name="ce8" table:content-validation-name="val34" office:value-type="string" calcext:value-type="string">
            <text:p>character[]</text:p>
          </table:table-cell>
          <table:table-cell table:style-name="ce8" table:content-validation-name="val35" office:value-type="string" calcext:value-type="string">
            <text:p>Elementaire</text:p>
          </table:table-cell>
          <table:table-cell table:style-name="ce14" office:value-type="string" calcext:value-type="string">
            <text:p>{A-Za-z}</text:p>
          </table:table-cell>
          <table:table-cell table:style-name="ce14"/>
          <table:table-cell table:style-name="ce53" table:content-validation-name="val36" office:value-type="string" calcext:value-type="string">
            <text:p>Oui</text:p>
          </table:table-cell>
          <table:table-cell table:style-name="ce22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prix</text:p>
          </table:table-cell>
          <table:table-cell table:style-name="ce6" office:value-type="string" calcext:value-type="string">
            <text:p>prix de l’offre</text:p>
          </table:table-cell>
          <table:table-cell table:style-name="ce46" table:content-validation-name="val34" office:value-type="string" calcext:value-type="string">
            <text:p>double </text:p>
          </table:table-cell>
          <table:table-cell table:style-name="ce46" table:content-validation-name="val35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36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ageMin</text:p>
          </table:table-cell>
          <table:table-cell table:style-name="ce6" office:value-type="string" calcext:value-type="string">
            <text:p>Age minimum pour profiter du tarif</text:p>
          </table:table-cell>
          <table:table-cell table:style-name="ce46" table:content-validation-name="val34" office:value-type="string" calcext:value-type="string">
            <text:p>integer</text:p>
          </table:table-cell>
          <table:table-cell table:style-name="ce46" table:content-validation-name="val35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36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ageMax</text:p>
          </table:table-cell>
          <table:table-cell table:style-name="ce6" office:value-type="string" calcext:value-type="string">
            <text:p>Age maximum pour profiter du tarif</text:p>
          </table:table-cell>
          <table:table-cell table:style-name="ce46" table:content-validation-name="val34" office:value-type="string" calcext:value-type="string">
            <text:p>integer</text:p>
          </table:table-cell>
          <table:table-cell table:style-name="ce46" table:content-validation-name="val35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36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4">
          <table:table-cell table:style-name="ce7"/>
          <table:table-cell table:style-name="ce6"/>
          <table:table-cell table:style-name="ce46" table:content-validation-name="val34"/>
          <table:table-cell table:style-name="ce46" table:content-validation-name="val35"/>
          <table:table-cell table:style-name="ce25"/>
          <table:table-cell table:style-name="ce7"/>
          <table:table-cell table:style-name="ce53" table:content-validation-name="val36"/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/>
          <table:table-cell table:style-name="ce6"/>
          <table:table-cell table:style-name="ce46" table:content-validation-name="val34"/>
          <table:table-cell table:style-name="ce46" table:content-validation-name="val35"/>
          <table:table-cell table:style-name="ce7" table:number-columns-repeated="2"/>
          <table:table-cell/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2">
          <table:table-cell table:style-name="ce7"/>
          <table:table-cell table:style-name="ce6"/>
          <table:table-cell table:style-name="ce46" table:content-validation-name="val34"/>
          <table:table-cell table:style-name="ce46" table:content-validation-name="val35"/>
          <table:table-cell table:style-name="ce7" table:number-columns-repeated="2"/>
          <table:table-cell table:style-name="ce53" table:content-validation-name="val36"/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restation" table:style-name="ta13">
        <office:forms form:automatic-focus="false" form:apply-design-mode="false"/>
        <table:table-column table:style-name="co71" table:default-cell-style-name="ce2"/>
        <table:table-column table:style-name="co72" table:default-cell-style-name="ce2"/>
        <table:table-column table:style-name="co73" table:default-cell-style-name="ce2"/>
        <table:table-column table:style-name="co41" table:default-cell-style-name="ce2"/>
        <table:table-column table:style-name="co74" table:default-cell-style-name="ce2"/>
        <table:table-column table:style-name="co41" table:default-cell-style-name="ce2"/>
        <table:table-column table:style-name="co75" table:default-cell-style-name="ce2"/>
        <table:table-column table:style-name="co37" table:default-cell-style-name="ce2"/>
        <table:table-column table:style-name="co76" table:default-cell-style-name="ce2"/>
        <table:table-column table:style-name="co18" table:number-columns-repeated="16374" table:default-cell-style-name="Default"/>
        <table:table-column table:style-name="co59" table:default-cell-style-name="ce2"/>
        <table:table-row table:style-name="ro2" table:number-rows-repeated="2">
          <table:table-cell table:number-columns-repeated="16384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7" office:value-type="string" calcext:value-type="string">
            <text:p>prestation_id</text:p>
          </table:table-cell>
          <table:table-cell table:style-name="ce6" office:value-type="string" calcext:value-type="string">
            <text:p>identifiant pour la prestation</text:p>
          </table:table-cell>
          <table:table-cell table:style-name="ce6" table:content-validation-name="val37" office:value-type="string" calcext:value-type="string">
            <text:p>integer</text:p>
          </table:table-cell>
          <table:table-cell table:style-name="ce46" table:content-validation-name="val38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39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nomPrestation</text:p>
          </table:table-cell>
          <table:table-cell table:style-name="ce6" office:value-type="string" calcext:value-type="string">
            <text:p>Titre de la prestation incluse dans le prix</text:p>
          </table:table-cell>
          <table:table-cell table:style-name="ce46" table:content-validation-name="val37" office:value-type="string" calcext:value-type="string">
            <text:p>character[]</text:p>
          </table:table-cell>
          <table:table-cell table:style-name="ce46" table:content-validation-name="val38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53" table:content-validation-name="val39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iée à Activité</text:p>
          </table:table-cell>
          <table:table-cell table:number-columns-repeated="16383"/>
        </table:table-row>
        <table:table-row table:style-name="ro2" table:number-rows-repeated="1048564">
          <table:table-cell table:number-columns-repeated="16384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Activité" table:style-name="ta14">
        <office:forms form:automatic-focus="false" form:apply-design-mode="false"/>
        <table:table-column table:style-name="co77" table:default-cell-style-name="ce2"/>
        <table:table-column table:style-name="co78" table:default-cell-style-name="ce2"/>
        <table:table-column table:style-name="co79" table:default-cell-style-name="ce2"/>
        <table:table-column table:style-name="co80" table:default-cell-style-name="ce2"/>
        <table:table-column table:style-name="co81" table:default-cell-style-name="ce2"/>
        <table:table-column table:style-name="co82" table:default-cell-style-name="ce2"/>
        <table:table-column table:style-name="co57" table:default-cell-style-name="ce2"/>
        <table:table-column table:style-name="co83" table:default-cell-style-name="ce2"/>
        <table:table-column table:style-name="co84" table:default-cell-style-name="ce2"/>
        <table:table-column table:style-name="co18" table:number-columns-repeated="16374" table:default-cell-style-name="Default"/>
        <table:table-column table:style-name="co59" table:default-cell-style-name="ce2"/>
        <table:table-row table:style-name="ro2" table:number-rows-repeated="2">
          <table:table-cell table:number-columns-repeated="16384"/>
        </table:table-row>
        <table:table-row table:style-name="ro2"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5"/>
        </table:table-row>
        <table:table-row table:style-name="ro2">
          <table:table-cell table:style-name="ce7" office:value-type="string" calcext:value-type="string">
            <text:p>idActivite</text:p>
          </table:table-cell>
          <table:table-cell table:style-name="ce8" office:value-type="string" calcext:value-type="string">
            <text:p>identifiant de l'activité</text:p>
          </table:table-cell>
          <table:table-cell table:style-name="ce8" table:content-validation-name="val40" office:value-type="string" calcext:value-type="string">
            <text:p>integer</text:p>
          </table:table-cell>
          <table:table-cell table:style-name="ce8" table:content-validation-name="val41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42" office:value-type="string" calcext:value-type="string">
            <text:p>Oui</text:p>
          </table:table-cell>
          <table:table-cell table:style-name="ce22" office:value-type="string" calcext:value-type="string">
            <text:p>clé primaire, unique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dureeA</text:p>
          </table:table-cell>
          <table:table-cell table:style-name="ce8" office:value-type="string" calcext:value-type="string">
            <text:p>durée de l'activité en heure</text:p>
          </table:table-cell>
          <table:table-cell table:style-name="ce46" table:content-validation-name="val40" office:value-type="string" calcext:value-type="string">
            <text:p>integer</text:p>
          </table:table-cell>
          <table:table-cell table:style-name="ce46" table:content-validation-name="val41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42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29" office:value-type="string" calcext:value-type="string">
            <text:p>ageRequisA</text:p>
          </table:table-cell>
          <table:table-cell table:style-name="ce7" office:value-type="string" calcext:value-type="string">
            <text:p>age minimum requis pour l'activité</text:p>
          </table:table-cell>
          <table:table-cell table:style-name="ce46" table:content-validation-name="val40" office:value-type="string" calcext:value-type="string">
            <text:p>integer</text:p>
          </table:table-cell>
          <table:table-cell table:style-name="ce46" table:content-validation-name="val41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42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 office:value-type="string" calcext:value-type="string">
            <text:p>idPrestation</text:p>
          </table:table-cell>
          <table:table-cell table:style-name="ce7" office:value-type="string" calcext:value-type="string">
            <text:p>renseignement des prestations incluses dans le prix, héritée de Prestation</text:p>
          </table:table-cell>
          <table:table-cell table:style-name="ce46" table:content-validation-name="val40" office:value-type="string" calcext:value-type="string">
            <text:p>character[]</text:p>
          </table:table-cell>
          <table:table-cell table:style-name="ce46" table:content-validation-name="val41" office:value-type="string" calcext:value-type="string">
            <text:p>Elementaire</text:p>
          </table:table-cell>
          <table:table-cell table:style-name="ce31" office:value-type="string" calcext:value-type="string">
            <text:p>{A-Za-z}</text:p>
          </table:table-cell>
          <table:table-cell table:style-name="ce7"/>
          <table:table-cell table:style-name="ce53" table:content-validation-name="val42" office:value-type="string" calcext:value-type="string">
            <text:p>Oui</text:p>
          </table:table-cell>
          <table:table-cell table:style-name="ce21" office:value-type="string" calcext:value-type="string">
            <text:p>clé étrangère vers Prestation.prestation_id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46" table:content-validation-name="val40"/>
          <table:table-cell table:style-name="ce46" table:content-validation-name="val41"/>
          <table:table-cell table:style-name="ce32"/>
          <table:table-cell table:style-name="ce7"/>
          <table:table-cell table:style-name="ce53" table:content-validation-name="val42"/>
          <table:table-cell table:style-name="ce21"/>
          <table:table-cell table:style-name="ce7"/>
          <table:table-cell table:number-columns-repeated="16375"/>
        </table:table-row>
        <table:table-row table:style-name="ro2">
          <table:table-cell table:style-name="ce7"/>
          <table:table-cell table:style-name="ce6"/>
          <table:table-cell table:style-name="ce46" table:content-validation-name="val40"/>
          <table:table-cell table:style-name="ce46" table:content-validation-name="val41"/>
          <table:table-cell table:style-name="ce25"/>
          <table:table-cell table:style-name="ce7"/>
          <table:table-cell table:style-name="ce53" table:content-validation-name="val42"/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4">
          <table:table-cell table:style-name="ce7" table:number-columns-repeated="2"/>
          <table:table-cell table:style-name="ce46" table:content-validation-name="val40"/>
          <table:table-cell table:style-name="ce46" table:content-validation-name="val41"/>
          <table:table-cell table:style-name="ce25"/>
          <table:table-cell table:style-name="ce7"/>
          <table:table-cell table:style-name="ce53" table:content-validation-name="val42"/>
          <table:table-cell table:style-name="ce21"/>
          <table:table-cell table:style-name="ce7"/>
          <table:table-cell table:number-columns-repeated="16375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oraire" table:style-name="ta15">
        <office:forms form:automatic-focus="false" form:apply-design-mode="false"/>
        <table:table-column table:style-name="co18" table:default-cell-style-name="Default"/>
        <table:table-column table:style-name="co77" table:default-cell-style-name="ce2"/>
        <table:table-column table:style-name="co78" table:default-cell-style-name="ce2"/>
        <table:table-column table:style-name="co79" table:default-cell-style-name="ce2"/>
        <table:table-column table:style-name="co80" table:default-cell-style-name="ce2"/>
        <table:table-column table:style-name="co81" table:default-cell-style-name="ce2"/>
        <table:table-column table:style-name="co82" table:default-cell-style-name="ce2"/>
        <table:table-column table:style-name="co57" table:default-cell-style-name="ce2"/>
        <table:table-column table:style-name="co83" table:default-cell-style-name="ce2"/>
        <table:table-column table:style-name="co84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Horaire</text:p>
          </table:table-cell>
          <table:table-cell table:style-name="ce8" office:value-type="string" calcext:value-type="string">
            <text:p>identifiant de l'horaire</text:p>
          </table:table-cell>
          <table:table-cell table:style-name="ce8" table:content-validation-name="val43" office:value-type="string" calcext:value-type="string">
            <text:p>integer</text:p>
          </table:table-cell>
          <table:table-cell table:style-name="ce8" table:content-validation-name="val44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45" office:value-type="string" calcext:value-type="string">
            <text:p>Oui</text:p>
          </table:table-cell>
          <table:table-cell table:style-name="ce22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ouverture</text:p>
          </table:table-cell>
          <table:table-cell table:style-name="ce33" office:value-type="string" calcext:value-type="string">
            <text:p>ouverture de l'activité</text:p>
          </table:table-cell>
          <table:table-cell table:style-name="ce46" table:content-validation-name="val43" office:value-type="string" calcext:value-type="string">
            <text:p>time</text:p>
          </table:table-cell>
          <table:table-cell table:style-name="ce46" table:content-validation-name="val44" office:value-type="string" calcext:value-type="string">
            <text:p>Elementaire</text:p>
          </table:table-cell>
          <table:table-cell table:style-name="ce25" office:value-type="string" calcext:value-type="string">
            <text:p>{0-9}{A-Za-z}:{0-9}{A-Za-z}</text:p>
          </table:table-cell>
          <table:table-cell table:style-name="ce7"/>
          <table:table-cell table:style-name="ce53" table:content-validation-name="val45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29" office:value-type="string" calcext:value-type="string">
            <text:p>fermeture</text:p>
          </table:table-cell>
          <table:table-cell table:style-name="ce29" office:value-type="string" calcext:value-type="string">
            <text:p>fermeture de l'activité</text:p>
          </table:table-cell>
          <table:table-cell table:style-name="ce46" table:content-validation-name="val43" office:value-type="string" calcext:value-type="string">
            <text:p>time</text:p>
          </table:table-cell>
          <table:table-cell table:style-name="ce46" table:content-validation-name="val44" office:value-type="string" calcext:value-type="string">
            <text:p>Elementaire</text:p>
          </table:table-cell>
          <table:table-cell table:style-name="ce31" office:value-type="string" calcext:value-type="string">
            <text:p>{0-9}{A-Za-z}:{0-9}{A-Za-z}</text:p>
          </table:table-cell>
          <table:table-cell table:style-name="ce7"/>
          <table:table-cell table:style-name="ce53" table:content-validation-name="val45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pauseDebut</text:p>
          </table:table-cell>
          <table:table-cell table:style-name="ce7" office:value-type="string" calcext:value-type="string">
            <text:p>pause du début généralement du midi de l'activité</text:p>
          </table:table-cell>
          <table:table-cell table:style-name="ce46" table:content-validation-name="val43" office:value-type="string" calcext:value-type="string">
            <text:p>time</text:p>
          </table:table-cell>
          <table:table-cell table:style-name="ce46" table:content-validation-name="val44" office:value-type="string" calcext:value-type="string">
            <text:p>Elementaire</text:p>
          </table:table-cell>
          <table:table-cell table:style-name="ce31" office:value-type="string" calcext:value-type="string">
            <text:p>{0-9}{A-Za-z}:{0-9}{A-Za-z}</text:p>
          </table:table-cell>
          <table:table-cell table:style-name="ce7"/>
          <table:table-cell table:style-name="ce53" table:content-validation-name="val45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pauseFin</text:p>
          </table:table-cell>
          <table:table-cell table:style-name="ce7" office:value-type="string" calcext:value-type="string">
            <text:p>pause de fin généralement du midi de l'activité</text:p>
          </table:table-cell>
          <table:table-cell table:style-name="ce46" table:content-validation-name="val43" office:value-type="string" calcext:value-type="string">
            <text:p>time</text:p>
          </table:table-cell>
          <table:table-cell table:style-name="ce46" table:content-validation-name="val44" office:value-type="string" calcext:value-type="string">
            <text:p>Elementaire</text:p>
          </table:table-cell>
          <table:table-cell table:style-name="ce31" office:value-type="string" calcext:value-type="string">
            <text:p>{0-9}{A-Za-z}:{0-9}{A-Za-z}</text:p>
          </table:table-cell>
          <table:table-cell table:style-name="ce7"/>
          <table:table-cell table:style-name="ce53" table:content-validation-name="val45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43"/>
          <table:table-cell table:style-name="ce46" table:content-validation-name="val44"/>
          <table:table-cell table:style-name="ce25"/>
          <table:table-cell table:style-name="ce7"/>
          <table:table-cell table:style-name="ce53" table:content-validation-name="val45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6" table:content-validation-name="val43"/>
          <table:table-cell table:style-name="ce46" table:content-validation-name="val44"/>
          <table:table-cell table:style-name="ce25"/>
          <table:table-cell table:style-name="ce7"/>
          <table:table-cell table:style-name="ce53" table:content-validation-name="val45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pectacle" table:style-name="ta16">
        <office:forms form:automatic-focus="false" form:apply-design-mode="false"/>
        <table:table-column table:style-name="co18" table:default-cell-style-name="Default"/>
        <table:table-column table:style-name="co77" table:default-cell-style-name="ce2"/>
        <table:table-column table:style-name="co85" table:default-cell-style-name="ce2"/>
        <table:table-column table:style-name="co79" table:default-cell-style-name="ce2"/>
        <table:table-column table:style-name="co80" table:default-cell-style-name="ce2"/>
        <table:table-column table:style-name="co81" table:default-cell-style-name="ce2"/>
        <table:table-column table:style-name="co82" table:default-cell-style-name="ce2"/>
        <table:table-column table:style-name="co57" table:default-cell-style-name="ce2"/>
        <table:table-column table:style-name="co83" table:default-cell-style-name="ce2"/>
        <table:table-column table:style-name="co84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Spectacle</text:p>
          </table:table-cell>
          <table:table-cell table:style-name="ce8" office:value-type="string" calcext:value-type="string">
            <text:p>identifiant du spectacle</text:p>
          </table:table-cell>
          <table:table-cell table:style-name="ce8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27" office:value-type="string" calcext:value-type="string">
            <text:p>Oui</text:p>
          </table:table-cell>
          <table:table-cell table:style-name="ce22" office:value-type="string" calcext:value-type="string">
            <text:p>clé primair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apaciteS</text:p>
          </table:table-cell>
          <table:table-cell table:style-name="ce8" office:value-type="string" calcext:value-type="string">
            <text:p>capacité d'acceuil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dureeS</text:p>
          </table:table-cell>
          <table:table-cell table:style-name="ce7" office:value-type="string" calcext:value-type="string">
            <text:p>durée du spectacle en minutes</text:p>
          </table:table-cell>
          <table:table-cell table:style-name="ce46" table:content-validation-name="val25" office:value-type="string" calcext:value-type="string">
            <text:p>time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[hh-mm]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32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isite" table:style-name="ta17">
        <office:forms form:automatic-focus="false" form:apply-design-mode="false"/>
        <table:table-column table:style-name="co18" table:default-cell-style-name="Default"/>
        <table:table-column table:style-name="co77" table:default-cell-style-name="ce2"/>
        <table:table-column table:style-name="co78" table:default-cell-style-name="ce2"/>
        <table:table-column table:style-name="co79" table:default-cell-style-name="ce2"/>
        <table:table-column table:style-name="co80" table:default-cell-style-name="ce2"/>
        <table:table-column table:style-name="co81" table:default-cell-style-name="ce2"/>
        <table:table-column table:style-name="co82" table:default-cell-style-name="ce2"/>
        <table:table-column table:style-name="co57" table:default-cell-style-name="ce2"/>
        <table:table-column table:style-name="co86" table:default-cell-style-name="ce2"/>
        <table:table-column table:style-name="co84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Visite</text:p>
          </table:table-cell>
          <table:table-cell table:style-name="ce8" office:value-type="string" calcext:value-type="string">
            <text:p>identifiant de la visite</text:p>
          </table:table-cell>
          <table:table-cell table:style-name="ce8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27" office:value-type="string" calcext:value-type="string">
            <text:p>Oui</text:p>
          </table:table-cell>
          <table:table-cell table:style-name="ce22" office:value-type="string" calcext:value-type="string">
            <text:p>clé primaire, uniqu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dureeV</text:p>
          </table:table-cell>
          <table:table-cell table:style-name="ce8" office:value-type="string" calcext:value-type="string">
            <text:p>durée de la visite en heure</text:p>
          </table:table-cell>
          <table:table-cell table:style-name="ce46" table:content-validation-name="val25" office:value-type="string" calcext:value-type="string">
            <text:p>interval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[hh-mm]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visiteGuidee</text:p>
          </table:table-cell>
          <table:table-cell table:style-name="ce7" office:value-type="string" calcext:value-type="string">
            <text:p>savoir si c'est une visite guidée ou non</text:p>
          </table:table-cell>
          <table:table-cell table:style-name="ce46" table:content-validation-name="val25" office:value-type="string" calcext:value-type="string">
            <text:p>boolean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"visite guidé"(1) / "visite non-guidée"(0)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langue_id</text:p>
          </table:table-cell>
          <table:table-cell table:style-name="ce7" office:value-type="string" calcext:value-type="string">
            <text:p>référence aux langues parlées durant la visite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Deduite/calcule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Non</text:p>
          </table:table-cell>
          <table:table-cell table:style-name="ce21" office:value-type="string" calcext:value-type="string">
            <text:p>clé étrangère référencée par Langues.langue_id</text:p>
          </table:table-cell>
          <table:table-cell table:style-name="ce7" office:value-type="string" calcext:value-type="string">
            <text:p>indique la/les langue.s parlée.s via une référence de Langues si il y a visite guidée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32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Langues" table:style-name="ta17">
        <office:forms form:automatic-focus="false" form:apply-design-mode="false"/>
        <table:table-column table:style-name="co18" table:default-cell-style-name="Default"/>
        <table:table-column table:style-name="co77" table:default-cell-style-name="ce2"/>
        <table:table-column table:style-name="co78" table:default-cell-style-name="ce2"/>
        <table:table-column table:style-name="co79" table:default-cell-style-name="ce2"/>
        <table:table-column table:style-name="co80" table:default-cell-style-name="ce2"/>
        <table:table-column table:style-name="co81" table:default-cell-style-name="ce2"/>
        <table:table-column table:style-name="co82" table:default-cell-style-name="ce2"/>
        <table:table-column table:style-name="co57" table:default-cell-style-name="ce2"/>
        <table:table-column table:style-name="co83" table:default-cell-style-name="ce2"/>
        <table:table-column table:style-name="co84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langue_id</text:p>
          </table:table-cell>
          <table:table-cell table:style-name="ce8" office:value-type="string" calcext:value-type="string">
            <text:p>identifiant de la langue</text:p>
          </table:table-cell>
          <table:table-cell table:style-name="ce8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27" office:value-type="string" calcext:value-type="string">
            <text:p>Oui</text:p>
          </table:table-cell>
          <table:table-cell table:style-name="ce22" office:value-type="string" calcext:value-type="string">
            <text:p>clé primaire, uniqu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om_langue</text:p>
          </table:table-cell>
          <table:table-cell table:style-name="ce8" office:value-type="string" calcext:value-type="string">
            <text:p>nom de la langue parlé lors de la visite : « Anglais », « Français »…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 table:number-rows-repeated="2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32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liée à Visite</text:p>
          </table:table-cell>
          <table:table-cell table:number-columns-repeated="16382"/>
        </table:table-row>
        <table:table-row table:style-name="ro3" table:number-rows-repeated="104856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arc attraction" table:style-name="ta18">
        <office:forms form:automatic-focus="false" form:apply-design-mode="false"/>
        <table:table-column table:style-name="co18" table:default-cell-style-name="Default"/>
        <table:table-column table:style-name="co77" table:default-cell-style-name="ce2"/>
        <table:table-column table:style-name="co87" table:default-cell-style-name="ce2"/>
        <table:table-column table:style-name="co79" table:default-cell-style-name="ce2"/>
        <table:table-column table:style-name="co80" table:default-cell-style-name="ce2"/>
        <table:table-column table:style-name="co81" table:default-cell-style-name="ce2"/>
        <table:table-column table:style-name="co82" table:default-cell-style-name="ce2"/>
        <table:table-column table:style-name="co57" table:default-cell-style-name="ce2"/>
        <table:table-column table:style-name="co83" table:default-cell-style-name="ce2"/>
        <table:table-column table:style-name="co84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Parc</text:p>
          </table:table-cell>
          <table:table-cell table:style-name="ce8" office:value-type="string" calcext:value-type="string">
            <text:p>identifiant du parc</text:p>
          </table:table-cell>
          <table:table-cell table:style-name="ce8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27" office:value-type="string" calcext:value-type="string">
            <text:p>Oui</text:p>
          </table:table-cell>
          <table:table-cell table:style-name="ce22" office:value-type="string" calcext:value-type="string">
            <text:p>clé primair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bAttractions</text:p>
          </table:table-cell>
          <table:table-cell table:style-name="ce8" office:value-type="string" calcext:value-type="string">
            <text:p>nombre d'attraction du parc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id</text:p>
          </table:table-cell>
          <table:table-cell table:style-name="ce7" office:value-type="string" calcext:value-type="string">
            <text:p>référence à l’image utilisée pour le plan du parc</text:p>
          </table:table-cell>
          <table:table-cell table:style-name="ce29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étrangère vers T_IMAGE_IMG.img_id</text:p>
          </table:table-cell>
          <table:table-cell table:style-name="ce7" office:value-type="string" calcext:value-type="string">
            <text:p>indique le plan du parc d’attraction via une référence d’imag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ageRequisP</text:p>
          </table:table-cell>
          <table:table-cell table:style-name="ce7" office:value-type="string" calcext:value-type="string">
            <text:p>age requis pour accéder aux attractions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32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img_id : cf T_IMAGE_IMG</text:p>
          </table:table-cell>
          <table:table-cell table:number-columns-repeated="16382"/>
        </table:table-row>
        <table:table-row table:style-name="ro3" table:number-rows-repeated="104855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estauration" table:style-name="ta19">
        <office:forms form:automatic-focus="false" form:apply-design-mode="false"/>
        <table:table-column table:style-name="co18" table:default-cell-style-name="Default"/>
        <table:table-column table:style-name="co77" table:default-cell-style-name="ce2"/>
        <table:table-column table:style-name="co88" table:default-cell-style-name="ce2"/>
        <table:table-column table:style-name="co79" table:default-cell-style-name="ce2"/>
        <table:table-column table:style-name="co80" table:default-cell-style-name="ce2"/>
        <table:table-column table:style-name="co81" table:default-cell-style-name="ce2"/>
        <table:table-column table:style-name="co82" table:default-cell-style-name="ce2"/>
        <table:table-column table:style-name="co57" table:default-cell-style-name="ce2"/>
        <table:table-column table:style-name="co83" table:default-cell-style-name="ce2"/>
        <table:table-column table:style-name="co89" table:default-cell-style-name="ce2"/>
        <table:table-column table:style-name="co18" table:number-columns-repeated="16374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Restauration</text:p>
          </table:table-cell>
          <table:table-cell table:style-name="ce8" office:value-type="string" calcext:value-type="string">
            <text:p>identifiant du code restauration</text:p>
          </table:table-cell>
          <table:table-cell table:style-name="ce8" table:content-validation-name="val46" office:value-type="string" calcext:value-type="string">
            <text:p>integer</text:p>
          </table:table-cell>
          <table:table-cell table:style-name="ce8" table:content-validation-name="val47" office:value-type="string" calcext:value-type="string">
            <text:p>Elementaire</text:p>
          </table:table-cell>
          <table:table-cell table:style-name="ce30" office:value-type="string" calcext:value-type="string">
            <text:p>{0-9}</text:p>
          </table:table-cell>
          <table:table-cell table:style-name="ce14"/>
          <table:table-cell table:style-name="ce18" table:content-validation-name="val48" office:value-type="string" calcext:value-type="string">
            <text:p>Oui</text:p>
          </table:table-cell>
          <table:table-cell table:style-name="ce22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gammeDePrix</text:p>
          </table:table-cell>
          <table:table-cell table:style-name="ce8" office:value-type="string" calcext:value-type="string">
            <text:p>gamme de prix de l'établissement</text:p>
          </table:table-cell>
          <table:table-cell table:style-name="ce46" table:content-validation-name="val46" office:value-type="string" calcext:value-type="string">
            <text:p>integer</text:p>
          </table:table-cell>
          <table:table-cell table:style-name="ce46" table:content-validation-name="val47" office:value-type="string" calcext:value-type="string">
            <text:p>Elementaire</text:p>
          </table:table-cell>
          <table:table-cell table:style-name="ce25" office:value-type="string" calcext:value-type="string">
            <text:p>€-€€-€€€</text:p>
          </table:table-cell>
          <table:table-cell table:style-name="ce7"/>
          <table:table-cell table:style-name="ce53" table:content-validation-name="val48" office:value-type="string" calcext:value-type="string">
            <text:p>Oui</text:p>
          </table:table-cell>
          <table:table-cell table:style-name="ce21" office:value-type="string" calcext:value-type="string">
            <text:p>€ = &lt;25 - €€ &lt;40 - €€€ = + 40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id</text:p>
          </table:table-cell>
          <table:table-cell table:style-name="ce7" office:value-type="string" calcext:value-type="string">
            <text:p>référence de l’image utilisée pour la carte du restaurant</text:p>
          </table:table-cell>
          <table:table-cell table:style-name="ce46" table:content-validation-name="val46" office:value-type="string" calcext:value-type="string">
            <text:p>integer</text:p>
          </table:table-cell>
          <table:table-cell table:style-name="ce46" table:content-validation-name="val47" office:value-type="string" calcext:value-type="string">
            <text:p>Deduite/calcule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48" office:value-type="string" calcext:value-type="string">
            <text:p>Oui</text:p>
          </table:table-cell>
          <table:table-cell table:style-name="ce21" office:value-type="string" calcext:value-type="string">
            <text:p>clé étrangère vers T_IMAGE_IMG.img_id</text:p>
          </table:table-cell>
          <table:table-cell table:style-name="ce7" office:value-type="string" calcext:value-type="string">
            <text:p>indique la carte du restaurant via une référence d’une image</text:p>
          </table:table-cell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prestation_id</text:p>
          </table:table-cell>
          <table:table-cell table:style-name="ce7" office:value-type="string" calcext:value-type="string">
            <text:p>référence de la prestation offerte par le restaurant (petit-dej, brunch, dejeuner, diner, boissons</text:p>
          </table:table-cell>
          <table:table-cell table:style-name="ce46" table:content-validation-name="val46" office:value-type="string" calcext:value-type="string">
            <text:p>integer</text:p>
          </table:table-cell>
          <table:table-cell table:style-name="ce46" table:content-validation-name="val47" office:value-type="string" calcext:value-type="string">
            <text:p>Deduite/calcule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48" office:value-type="string" calcext:value-type="string">
            <text:p>Oui</text:p>
          </table:table-cell>
          <table:table-cell table:style-name="ce21" office:value-type="string" calcext:value-type="string">
            <text:p>clé étrangère vers Prestation.prestation_id</text:p>
          </table:table-cell>
          <table:table-cell table:style-name="ce7" office:value-type="string" calcext:value-type="string">
            <text:p>indique les prestation offertes par le restaurant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repeated="2"/>
          <table:table-cell table:style-name="ce46" table:content-validation-name="val46"/>
          <table:table-cell table:style-name="ce46" table:content-validation-name="val47"/>
          <table:table-cell table:style-name="ce32"/>
          <table:table-cell table:style-name="ce7"/>
          <table:table-cell table:style-name="ce53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46"/>
          <table:table-cell table:style-name="ce46" table:content-validation-name="val47"/>
          <table:table-cell table:style-name="ce25"/>
          <table:table-cell table:style-name="ce7"/>
          <table:table-cell table:style-name="ce53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 table:number-columns-repeated="2"/>
          <table:table-cell table:style-name="ce46" table:content-validation-name="val46"/>
          <table:table-cell table:style-name="ce46" table:content-validation-name="val47"/>
          <table:table-cell table:style-name="ce25"/>
          <table:table-cell table:style-name="ce7"/>
          <table:table-cell table:style-name="ce53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prestation_id : cf. Prestation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img_id : cf. T_IMAGE_IMG</text:p>
          </table:table-cell>
          <table:table-cell table:number-columns-repeated="16382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ag" table:style-name="ta20">
        <office:forms form:automatic-focus="false" form:apply-design-mode="false"/>
        <table:table-column table:style-name="co18" table:default-cell-style-name="Default"/>
        <table:table-column table:style-name="co39" table:default-cell-style-name="ce2"/>
        <table:table-column table:style-name="co9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18" table:default-cell-style-name="Default"/>
        <table:table-column table:style-name="co91" table:default-cell-style-name="ce2"/>
        <table:table-column table:style-name="co92" table:default-cell-style-name="ce2"/>
        <table:table-column table:style-name="co93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dTag</text:p>
          </table:table-cell>
          <table:table-cell table:style-name="ce6" office:value-type="string" calcext:value-type="string">
            <text:p>primary key du tag</text:p>
          </table:table-cell>
          <table:table-cell table:style-name="ce6" table:content-validation-name="val25" office:value-type="string" calcext:value-type="string">
            <text:p>integer</text:p>
          </table:table-cell>
          <table:table-cell table:style-name="ce46" table:content-validation-name="val26"/>
          <table:table-cell table:style-name="ce7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omTag</text:p>
          </table:table-cell>
          <table:table-cell table:style-name="ce6" office:value-type="string" calcext:value-type="string">
            <text:p>mot permettant d'identifiier une offr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/>
          <table:table-cell table:style-name="ce31" office:value-type="string" calcext:value-type="string">
            <text:p>{A-Za-z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non null</text:p>
          </table:table-cell>
          <table:table-cell table:style-name="ce7"/>
          <table:table-cell table:number-columns-repeated="16374"/>
        </table:table-row>
        <table:table-row table:style-name="ro2" table:number-rows-repeated="4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7" table:number-columns-repeated="2"/>
          <table:table-cell table:style-name="ce53" table:content-validation-name="val27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2">
          <table:table-cell table:number-columns-repeated="16384"/>
        </table:table-row>
        <table:table-row table:style-name="ro3" table:number-rows-repeated="104856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dresse" table:style-name="ta21">
        <office:forms form:automatic-focus="false" form:apply-design-mode="false"/>
        <table:table-column table:style-name="co18" table:default-cell-style-name="Default"/>
        <table:table-column table:style-name="co94" table:default-cell-style-name="ce2"/>
        <table:table-column table:style-name="co86" table:default-cell-style-name="ce2"/>
        <table:table-column table:style-name="co3" table:default-cell-style-name="ce2"/>
        <table:table-column table:style-name="co34" table:default-cell-style-name="ce2"/>
        <table:table-column table:style-name="co95" table:default-cell-style-name="ce2"/>
        <table:table-column table:style-name="co96" table:default-cell-style-name="ce2"/>
        <table:table-column table:style-name="co22" table:default-cell-style-name="ce2"/>
        <table:table-column table:style-name="co97" table:default-cell-style-name="ce2"/>
        <table:table-column table:style-name="co98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odePostal</text:p>
          </table:table-cell>
          <table:table-cell table:style-name="ce7" office:value-type="string" calcext:value-type="string">
            <text:p>code postal de l'adresse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35" office:value-type="string" calcext:value-type="string">
            <text:p>{0-9}</text:p>
          </table:table-cell>
          <table:table-cell table:style-name="ce7"/>
          <table:table-cell table:style-name="ce18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ville</text:p>
          </table:table-cell>
          <table:table-cell table:style-name="ce7" office:value-type="string" calcext:value-type="string">
            <text:p>ville où se situe l'adress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18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umero</text:p>
          </table:table-cell>
          <table:table-cell table:style-name="ce7" office:value-type="string" calcext:value-type="string">
            <text:p>numéro de la rue / avenue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18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odonyme</text:p>
          </table:table-cell>
          <table:table-cell table:style-name="ce7" office:value-type="string" calcext:value-type="string">
            <text:p>nom de la rue / avenu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18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omplementA</text:p>
          </table:table-cell>
          <table:table-cell table:style-name="ce7" office:value-type="string" calcext:value-type="string">
            <text:p>complément d'information sur l'adresse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8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18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3" table:number-rows-repeated="10485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vis" table:style-name="ta22">
        <office:forms form:automatic-focus="false" form:apply-design-mode="false"/>
        <table:table-column table:style-name="co18" table:default-cell-style-name="Default"/>
        <table:table-column table:style-name="co37" table:default-cell-style-name="ce2"/>
        <table:table-column table:style-name="co2" table:default-cell-style-name="ce2"/>
        <table:table-column table:style-name="co99" table:default-cell-style-name="ce2"/>
        <table:table-column table:style-name="co55" table:default-cell-style-name="ce2"/>
        <table:table-column table:style-name="co100" table:default-cell-style-name="ce2"/>
        <table:table-column table:style-name="co94" table:default-cell-style-name="ce2"/>
        <table:table-column table:style-name="co101" table:default-cell-style-name="ce2"/>
        <table:table-column table:style-name="co102" table:default-cell-style-name="ce2"/>
        <table:table-column table:style-name="co103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6"/>
          <table:table-cell table:style-name="ce20"/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avis_id</text:p>
          </table:table-cell>
          <table:table-cell table:style-name="ce6" office:value-type="string" calcext:value-type="string">
            <text:p>identifiant unique de l'avis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Deduite/calcule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 office:value-type="string" calcext:value-type="string">
            <text:p>clé primaire, unique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note</text:p>
          </table:table-cell>
          <table:table-cell table:style-name="ce8" office:value-type="string" calcext:value-type="string">
            <text:p>note de l'avis</text:p>
          </table:table-cell>
          <table:table-cell table:style-name="ce46" table:content-validation-name="val25" office:value-type="string" calcext:value-type="string">
            <text:p>double 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34" office:value-type="string" calcext:value-type="string">
            <text:p>{0-5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titre</text:p>
          </table:table-cell>
          <table:table-cell table:style-name="ce7" office:value-type="string" calcext:value-type="string">
            <text:p>titre de l'avis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35" office:value-type="string" calcext:value-type="string">
            <text:p>{A-Za-z}</text:p>
          </table:table-cell>
          <table:table-cell table:style-name="ce7"/>
          <table:table-cell table:style-name="ce53" table:content-validation-name="val27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number-columns-repeated="2" table:style-name="ce7" office:value-type="string" calcext:value-type="string">
            <text:p>description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dateVisite</text:p>
          </table:table-cell>
          <table:table-cell table:style-name="ce7" office:value-type="string" calcext:value-type="string">
            <text:p>date de la visite de l'offre</text:p>
          </table:table-cell>
          <table:table-cell table:style-name="ce46" table:content-validation-name="val25" office:value-type="string" calcext:value-type="string">
            <text:p>date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32" office:value-type="string" calcext:value-type="string">
            <text:p>{0-9}/{0-9}/{0-9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contexteVIsite</text:p>
          </table:table-cell>
          <table:table-cell table:style-name="ce6" office:value-type="string" calcext:value-type="string">
            <text:p>contexte de la visite (afffaires, couple, solo, famille, amis</text:p>
          </table:table-cell>
          <table:table-cell table:style-name="ce46" table:content-validation-name="val25" office:value-type="string" calcext:value-type="string">
            <text:p>character[]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A-Za-z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img_d</text:p>
          </table:table-cell>
          <table:table-cell table:style-name="ce7" office:value-type="string" calcext:value-type="string">
            <text:p>référence aux photos des utilisateurs</text:p>
          </table:table-cell>
          <table:table-cell table:style-name="ce46" table:content-validation-name="val25" office:value-type="string" calcext:value-type="string">
            <text:p>integer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0-9}</text:p>
          </table:table-cell>
          <table:table-cell table:style-name="ce7"/>
          <table:table-cell table:style-name="ce53" table:content-validation-name="val27" office:value-type="string" calcext:value-type="string">
            <text:p>Non</text:p>
          </table:table-cell>
          <table:table-cell table:style-name="ce21" office:value-type="string" calcext:value-type="string">
            <text:p>clé étrangère vers T_IMAGE_IMG.img_id</text:p>
          </table:table-cell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avisConsulte</text:p>
          </table:table-cell>
          <table:table-cell table:style-name="ce6" office:value-type="string" calcext:value-type="string">
            <text:p>l'avis est-il consulté par le pro de l'offre ?</text:p>
          </table:table-cell>
          <table:table-cell table:style-name="ce46" table:content-validation-name="val25" office:value-type="string" calcext:value-type="string">
            <text:p>boolean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1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avisBlackliste</text:p>
          </table:table-cell>
          <table:table-cell table:style-name="ce6" office:value-type="string" calcext:value-type="string">
            <text:p>l'avis est-il blacklisté par le pro de l'offre ?</text:p>
          </table:table-cell>
          <table:table-cell table:style-name="ce46" table:content-validation-name="val25" office:value-type="string" calcext:value-type="string">
            <text:p>boolean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1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avisSansReponses</text:p>
          </table:table-cell>
          <table:table-cell table:style-name="ce6" office:value-type="string" calcext:value-type="string">
            <text:p>l'avis est-il sans réponse du pro de l'offre ?</text:p>
          </table:table-cell>
          <table:table-cell table:style-name="ce46" table:content-validation-name="val25" office:value-type="string" calcext:value-type="string">
            <text:p>boolean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0-1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date_creation</text:p>
          </table:table-cell>
          <table:table-cell table:style-name="ce6" office:value-type="string" calcext:value-type="string">
            <text:p>date de la création d’un avis</text:p>
          </table:table-cell>
          <table:table-cell table:style-name="ce46" table:content-validation-name="val25" office:value-type="string" calcext:value-type="string">
            <text:p>date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25" office:value-type="string" calcext:value-type="string">
            <text:p>{YYYY-MM-DD}</text:p>
          </table:table-cell>
          <table:table-cell table:style-name="ce7"/>
          <table:table-cell table:style-name="ce53" table:content-validation-name="val27" office:value-type="string" calcext:value-type="string">
            <text:p>Oui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 office:value-type="string" calcext:value-type="string">
            <text:p>date_supression</text:p>
          </table:table-cell>
          <table:table-cell table:style-name="ce6" office:value-type="string" calcext:value-type="string">
            <text:p>date la supression d’un avis</text:p>
          </table:table-cell>
          <table:table-cell table:style-name="ce46" table:content-validation-name="val25" office:value-type="string" calcext:value-type="string">
            <text:p>date</text:p>
          </table:table-cell>
          <table:table-cell table:style-name="ce46" table:content-validation-name="val26" office:value-type="string" calcext:value-type="string">
            <text:p>Elementaire</text:p>
          </table:table-cell>
          <table:table-cell table:style-name="ce7" office:value-type="string" calcext:value-type="string">
            <text:p>{YYYY-MM-DD}</text:p>
          </table:table-cell>
          <table:table-cell table:style-name="ce7"/>
          <table:table-cell table:style-name="ce53" table:content-validation-name="val27" office:value-type="string" calcext:value-type="string">
            <text:p>Non</text:p>
          </table:table-cell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Relation avec No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img_id : cf. T_IMAGE_IMG</text:p>
          </table:table-cell>
          <table:table-cell table:number-columns-repeated="16382"/>
        </table:table-row>
        <table:table-row table:style-name="ro3" table:number-rows-repeated="104855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arametres" table:style-name="ta23">
        <table:table-column table:style-name="co9" table:default-cell-style-name="Default"/>
        <table:table-column table:style-name="co104" table:default-cell-style-name="ce2"/>
        <table:table-column table:style-name="co9" table:number-columns-repeated="16382" table:default-cell-style-name="Default"/>
        <table:table-row table:style-name="ro2">
          <table:table-cell table:style-name="ce2" office:value-type="string" calcext:value-type="string">
            <text:p>boolean</text:p>
          </table:table-cell>
          <table:table-cell office:value-type="string" calcext:value-type="string">
            <text:p>Elementaire</text:p>
          </table:table-cell>
          <table:table-cell table:style-name="ce2" office:value-type="string" calcext:value-type="string">
            <text:p>Oui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haracter[]</text:p>
          </table:table-cell>
          <table:table-cell office:value-type="string" calcext:value-type="string">
            <text:p>Deduite/calculee</text:p>
          </table:table-cell>
          <table:table-cell table:style-name="ce2" office:value-type="string" calcext:value-type="string">
            <text:p>No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double 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integer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interval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serial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timestamp</text:p>
          </table:table-cell>
          <table:table-cell table:number-columns-repeated="16383"/>
        </table:table-row>
        <table:table-row table:style-name="ro3" table:number-rows-repeated="10485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Grille tarifaire" table:style-name="ta24">
        <office:forms form:automatic-focus="false" form:apply-design-mode="false"/>
        <table:table-column table:style-name="co18" table:default-cell-style-name="Default"/>
        <table:table-column table:style-name="co63" table:default-cell-style-name="ce2"/>
        <table:table-column table:style-name="co69" table:default-cell-style-name="ce2"/>
        <table:table-column table:style-name="co65" table:default-cell-style-name="ce2"/>
        <table:table-column table:style-name="co66" table:number-columns-repeated="2" table:default-cell-style-name="ce2"/>
        <table:table-column table:style-name="co67" table:default-cell-style-name="ce2"/>
        <table:table-column table:style-name="co68" table:default-cell-style-name="ce2"/>
        <table:table-column table:style-name="co69" table:default-cell-style-name="ce2"/>
        <table:table-column table:style-name="co70" table:default-cell-style-name="ce2"/>
        <table:table-column table:style-name="co18" table:number-columns-repeated="16374" table:default-cell-style-name="Default"/>
        <table:table-row table:style-name="ro2">
          <table:table-cell table:number-columns-repeated="16384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3" office:value-type="string" calcext:value-type="string">
            <text:p>Remarques</text:p>
          </table:table-cell>
          <table:table-cell table:number-columns-repeated="16374"/>
        </table:table-row>
        <table:table-row table:style-name="ro6">
          <table:table-cell/>
          <table:table-cell table:style-name="ce4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4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7" table:number-columns-repeated="2"/>
          <table:table-cell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8"/>
          <table:table-cell table:style-name="ce8" table:content-validation-name="val25"/>
          <table:table-cell table:style-name="ce8" table:content-validation-name="val26"/>
          <table:table-cell table:style-name="ce31"/>
          <table:table-cell table:style-name="ce14"/>
          <table:table-cell table:style-name="ce18" table:content-validation-name="val48"/>
          <table:table-cell table:style-name="ce22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2">
          <table:table-cell/>
          <table:table-cell table:style-name="ce7" table:number-columns-repeated="2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6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25"/>
          <table:table-cell table:style-name="ce7"/>
          <table:table-cell table:style-name="ce53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7" table:number-columns-repeated="2"/>
          <table:table-cell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2">
          <table:table-cell/>
          <table:table-cell table:style-name="ce7"/>
          <table:table-cell table:style-name="ce6"/>
          <table:table-cell table:style-name="ce46" table:content-validation-name="val25"/>
          <table:table-cell table:style-name="ce46" table:content-validation-name="val26"/>
          <table:table-cell table:style-name="ce7" table:number-columns-repeated="2"/>
          <table:table-cell table:style-name="ce53" table:content-validation-name="val48"/>
          <table:table-cell table:style-name="ce21"/>
          <table:table-cell table:style-name="ce7"/>
          <table:table-cell table:number-columns-repeated="16374"/>
        </table:table-row>
        <table:table-row table:style-name="ro2" table:number-rows-repeated="3">
          <table:table-cell table:number-columns-repeated="16384"/>
        </table:table-row>
        <table:table-row table:style-name="ro3" table:number-rows-repeated="104855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yperlink_20_1" style:display-name="Hyperlink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rif" style:display-name="PageStyle_Tarif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ffreGratuite" style:display-name="PageStyle_OffreGratui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ffreGénérale" style:display-name="PageStyle_OffreGénéra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sation" style:display-name="PageStyle_Organis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Privé" style:display-name="PageStyle_orgaPrivé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acturation" style:display-name="PageStyle_Factur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mbre" style:display-name="PageStyle_Memb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ffrePayante" style:display-name="PageStyle_OffrePayan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station" style:display-name="PageStyle_Prest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te" style:display-name="PageStyle_Comp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B" style:display-name="PageStyle_RIB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raire" style:display-name="PageStyle_Horai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ctivité" style:display-name="PageStyle_Activité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isite" style:display-name="PageStyle_Visi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tauration" style:display-name="PageStyle_Restaur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Public" style:display-name="PageStyle_orgaPubli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c_20_attraction" style:display-name="PageStyle_Parc attrac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vis" style:display-name="PageStyle_Avi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ectacle" style:display-name="PageStyle_Spectac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g" style:display-name="PageStyle_Ta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age" style:display-name="PageStyle_Ima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ille_20_tarifaire" style:display-name="PageStyle_Grille tarifai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res" style:display-name="PageStyle_Paramet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dresse" style:display-name="PageStyle_Adress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4:13:34</meta:creation-date>
    <meta:initial-creator>Emmanuelle Queffeulou</meta:initial-creator>
    <dc:language>fr-FR</dc:language>
    <dc:date>2024-10-17T11:01:28.124252756</dc:date>
    <meta:editing-cycles>10</meta:editing-cycles>
    <meta:editing-duration>PT8H7M54S</meta:editing-duration>
    <meta:generator>LibreOffice/7.4.7.2$Linux_X86_64 LibreOffice_project/40$Build-2</meta:generator>
    <meta:document-statistic meta:table-count="28" meta:cell-count="961" meta:object-count="0"/>
    <meta:user-defined meta:name="AppVersion">15.0000</meta:user-defined>
    <meta:user-defined meta:name="ComplianceAssetId"/>
    <meta:user-defined meta:name="ContentTypeId">0x010100184526772E115B418FBE0D53840AE314</meta:user-defined>
    <meta:user-defined meta:name="MediaServiceImageTags"/>
    <meta:user-defined meta:name="Order" meta:value-type="float">2600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</office:meta>
</office:document-meta>
</file>